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2931in" fo:margin-left="0in" table:align="left"/>
    </style:style>
    <style:style style:name="Table1.A" style:family="table-column">
      <style:table-column-properties style:column-width="6.2931in"/>
    </style:style>
    <style:style style:name="Table1.1" style:family="table-row">
      <style:table-row-properties style:min-row-height="0.3271in" style:use-optimal-row-height="false"/>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3396in" style:use-optimal-row-height="false"/>
    </style:style>
    <style:style style:name="Table1.3" style:family="table-row">
      <style:table-row-properties style:min-row-height="0.2875in" style:use-optimal-row-height="false"/>
    </style:style>
    <style:style style:name="Table1.4" style:family="table-row">
      <style:table-row-properties style:min-row-height="0.291in" style:use-optimal-row-height="false"/>
    </style:style>
    <style:style style:name="Table1.5" style:family="table-row">
      <style:table-row-properties style:min-row-height="0.2854in" style:use-optimal-row-height="false"/>
    </style:style>
    <style:style style:name="Table1.6" style:family="table-row">
      <style:table-row-properties style:min-row-height="0.2903in" style:use-optimal-row-height="false"/>
    </style:style>
    <style:style style:name="Table1.7" style:family="table-row">
      <style:table-row-properties style:min-row-height="0.2944in" style:use-optimal-row-height="false"/>
    </style:style>
    <style:style style:name="Table2" style:family="table">
      <style:table-properties style:width="6.2931in" fo:margin-left="0in" table:align="left"/>
    </style:style>
    <style:style style:name="Table2.A" style:family="table-column">
      <style:table-column-properties style:column-width="1.4375in"/>
    </style:style>
    <style:style style:name="Table2.C" style:family="table-column">
      <style:table-column-properties style:column-width="1.5in"/>
    </style:style>
    <style:style style:name="Table2.D" style:family="table-column">
      <style:table-column-properties style:column-width="1.9181in"/>
    </style:style>
    <style:style style:name="Table2.1" style:family="table-row">
      <style:table-row-properties style:min-row-height="1.6875in"/>
    </style:style>
    <style:style style:name="Table2.A1" style:family="table-cell">
      <style:table-cell-properties style:vertical-align="middle" fo:padding-left="0.075in" fo:padding-right="0.075in" fo:padding-top="0in" fo:padding-bottom="0in" fo:border="0.5pt solid #000000" style:writing-mode="lr-tb"/>
    </style:style>
    <style:style style:name="Table2.2" style:family="table-row">
      <style:table-row-properties style:min-row-height="0.4271in" style:use-optimal-row-height="false"/>
    </style:style>
    <style:style style:name="Table2.3" style:family="table-row">
      <style:table-row-properties style:min-row-height="0.3938in" style:use-optimal-row-height="false"/>
    </style:style>
    <style:style style:name="Table2.4" style:family="table-row">
      <style:table-row-properties style:min-row-height="0.3806in" style:use-optimal-row-height="false"/>
    </style:style>
    <style:style style:name="Table2.5" style:family="table-row">
      <style:table-row-properties style:min-row-height="0.3951in" style:use-optimal-row-height="false"/>
    </style:style>
    <style:style style:name="Table2.6" style:family="table-row">
      <style:table-row-properties style:min-row-height="0.3819in" style:use-optimal-row-height="false"/>
    </style:style>
    <style:style style:name="Table2.7" style:family="table-row">
      <style:table-row-properties style:min-row-height="0.3868in" style:use-optimal-row-height="false"/>
    </style:style>
    <style:style style:name="Table2.A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11" style:family="table-row">
      <style:table-row-properties style:min-row-height="0.5507in" style:use-optimal-row-height="false"/>
    </style:style>
    <style:style style:name="Table4" style:family="table">
      <style:table-properties style:width="6.2931in" fo:margin-left="0in" table:align="left"/>
    </style:style>
    <style:style style:name="Table4.A" style:family="table-column">
      <style:table-column-properties style:column-width="1.2153in"/>
    </style:style>
    <style:style style:name="Table4.B" style:family="table-column">
      <style:table-column-properties style:column-width="2.0653in"/>
    </style:style>
    <style:style style:name="Table4.C" style:family="table-column">
      <style:table-column-properties style:column-width="0.9701in"/>
    </style:style>
    <style:style style:name="Table4.D" style:family="table-column">
      <style:table-column-properties style:column-width="0.8042in"/>
    </style:style>
    <style:style style:name="Table4.E" style:family="table-column">
      <style:table-column-properties style:column-width="0.634in"/>
    </style:style>
    <style:style style:name="Table4.F" style:family="table-column">
      <style:table-column-properties style:column-width="0.6042in"/>
    </style:style>
    <style:style style:name="Table4.1" style:family="table-row">
      <style:table-row-properties style:min-row-height="2.9528in" fo:keep-together="always" style:use-optimal-row-height="false"/>
    </style:style>
    <style:style style:name="Table4.A1" style:family="table-cell">
      <style:table-cell-properties style:vertical-align="middle" fo:padding-left="0.075in" fo:padding-right="0.075in" fo:padding-top="0in" fo:padding-bottom="0in" fo:border="0.5pt solid #000000" style:writing-mode="tb-rl"/>
    </style:style>
    <style:style style:name="Table4.F1" style:family="table-cell">
      <style:table-cell-properties fo:background-color="#a6a6a6" fo:padding-left="0.075in" fo:padding-right="0.075in" fo:padding-top="0in" fo:padding-bottom="0in" fo:border="0.5pt solid #000000" style:writing-mode="tb-rl">
        <style:background-image/>
      </style:table-cell-properties>
    </style:style>
    <style:style style:name="Table4.2" style:family="table-row">
      <style:table-row-properties style:min-row-height="2.1493in" fo:keep-together="always" style:use-optimal-row-height="false"/>
    </style:style>
    <style:style style:name="Table4.3" style:family="table-row">
      <style:table-row-properties style:min-row-height="2.259in" fo:keep-together="always" style:use-optimal-row-height="false"/>
    </style:style>
    <style:style style:name="Table4.4" style:family="table-row">
      <style:table-row-properties style:min-row-height="2.1632in" fo:keep-together="always" style:use-optimal-row-height="false"/>
    </style:style>
    <style:style style:name="P1" style:family="paragraph" style:parent-style-name="Normal_20__28_Web_29_">
      <style:paragraph-properties fo:margin-top="0in" fo:margin-bottom="0in" loext:contextual-spacing="false" fo:text-align="center" style:justify-single-word="false"/>
      <style:text-properties fo:color="#000000" style:font-name="Arial" fo:font-size="20pt" style:font-size-asian="20pt" style:font-name-complex="Arial" style:font-size-complex="20pt"/>
    </style:style>
    <style:style style:name="P2" style:family="paragraph" style:parent-style-name="Normal_20__28_Web_29_">
      <style:paragraph-properties fo:margin-top="0in" fo:margin-bottom="0in" loext:contextual-spacing="false" fo:text-align="center" style:justify-single-word="false"/>
      <style:text-properties fo:color="#000000" style:font-name="Arial" fo:font-size="11pt" style:font-size-asian="11pt" style:font-name-complex="Arial" style:font-size-complex="11pt"/>
    </style:style>
    <style:style style:name="P3" style:family="paragraph" style:parent-style-name="docdata">
      <style:paragraph-properties fo:margin-top="0in" fo:margin-bottom="0in" loext:contextual-spacing="false" fo:line-height="115%" fo:text-align="justify" style:justify-single-word="false"/>
      <style:text-properties style:font-name="Arial" fo:font-size="10pt" fo:font-weight="bold" style:font-size-asian="10pt" style:font-weight-asian="bold" style:font-name-complex="Arial" style:font-size-complex="11pt"/>
    </style:style>
    <style:style style:name="P4" style:family="paragraph" style:parent-style-name="Standard">
      <style:paragraph-properties fo:margin-top="0in" fo:margin-bottom="0in" loext:contextual-spacing="false" fo:line-height="115%" fo:text-align="justify" style:justify-single-word="false"/>
      <style:text-properties style:font-name="Arial" fo:font-size="10pt" fo:font-weight="bold" style:font-name-asian="Times New Roman" style:font-size-asian="10pt" style:language-asian="fr" style:country-asian="FR" style:font-weight-asian="bold" style:font-name-complex="Arial"/>
    </style:style>
    <style:style style:name="P5" style:family="paragraph" style:parent-style-name="Standard">
      <style:paragraph-properties fo:margin-top="0in" fo:margin-bottom="0in" loext:contextual-spacing="false" fo:line-height="100%" fo:text-align="justify" style:justify-single-word="false"/>
      <style:text-properties style:font-name="Arial" fo:font-size="10pt" fo:font-style="italic" style:font-name-asian="Times New Roman" style:font-size-asian="10pt" style:language-asian="fr" style:country-asian="FR" style:font-style-asian="italic" style:font-name-complex="Arial" style:font-size-complex="12pt"/>
    </style:style>
    <style:style style:name="P6" style:family="paragraph" style:parent-style-name="Standard">
      <style:paragraph-properties fo:margin-top="0in" fo:margin-bottom="0in" loext:contextual-spacing="false" fo:line-height="115%" fo:text-align="justify" style:justify-single-word="false"/>
      <style:text-properties style:font-name="Arial" style:font-name-asian="Times New Roman" style:language-asian="fr" style:country-asian="FR" style:font-name-complex="Arial"/>
    </style:style>
    <style:style style:name="P7" style:family="paragraph" style:parent-style-name="Standard">
      <style:paragraph-properties fo:margin-top="0in" fo:margin-bottom="0in" loext:contextual-spacing="false" fo:line-height="100%" fo:text-align="justify" style:justify-single-word="false"/>
      <style:text-properties style:font-name="Arial" style:font-name-asian="Times New Roman" style:language-asian="fr" style:country-asian="FR" style:font-name-complex="Arial"/>
    </style:style>
    <style:style style:name="P8" style:family="paragraph" style:parent-style-name="Standard">
      <style:paragraph-properties fo:margin-top="0in" fo:margin-bottom="0in" loext:contextual-spacing="false" fo:line-height="100%" fo:text-align="justify" style:justify-single-word="false"/>
      <style:text-properties style:font-name="Arial" style:font-name-asian="Times New Roman" style:language-asian="fr" style:country-asian="FR" style:font-name-complex="Arial" style:font-size-complex="12pt"/>
    </style:style>
    <style:style style:name="P9" style:family="paragraph" style:parent-style-name="Standard">
      <style:paragraph-properties fo:margin-top="0in" fo:margin-bottom="0in" loext:contextual-spacing="false" fo:line-height="100%" fo:text-align="justify" style:justify-single-word="false"/>
      <style:text-properties style:font-name="Arial" style:font-name-complex="Arial"/>
    </style:style>
    <style:style style:name="P10" style:family="paragraph" style:parent-style-name="Standard">
      <style:paragraph-properties fo:margin-top="0in" fo:margin-bottom="0in" loext:contextual-spacing="false" fo:line-height="100%" fo:text-align="justify" style:justify-single-word="false"/>
    </style:style>
    <style:style style:name="P11" style:family="paragraph" style:parent-style-name="Standard">
      <style:paragraph-properties fo:margin-top="0in" fo:margin-bottom="0in" loext:contextual-spacing="false" fo:line-height="100%" fo:text-align="justify" style:justify-single-word="false"/>
      <style:text-properties fo:color="#000000" style:font-name="Arial" style:font-name-complex="Arial"/>
    </style:style>
    <style:style style:name="P12" style:family="paragraph" style:parent-style-name="Standard">
      <style:paragraph-properties fo:margin-top="0in" fo:margin-bottom="0in" loext:contextual-spacing="false" fo:line-height="100%" fo:text-align="justify" style:justify-single-word="false"/>
      <style:text-properties fo:color="#000000" style:font-name="Arial" fo:font-size="10pt" fo:font-style="italic" style:font-size-asian="10pt" style:font-style-asian="italic" style:font-name-complex="Arial"/>
    </style:style>
    <style:style style:name="P13" style:family="paragraph" style:parent-style-name="Standard">
      <style:paragraph-properties fo:margin-top="0in" fo:margin-bottom="0in" loext:contextual-spacing="false" fo:line-height="100%" fo:text-align="justify" style:justify-single-word="false"/>
      <style:text-properties fo:color="#000000" style:font-name="Arial" fo:font-size="10pt" style:font-size-asian="10pt" style:font-name-complex="Arial"/>
    </style:style>
    <style:style style:name="P14" style:family="paragraph" style:parent-style-name="Standard">
      <style:paragraph-properties fo:margin-top="0in" fo:margin-bottom="0in" loext:contextual-spacing="false" fo:line-height="115%" fo:text-align="justify" style:justify-single-word="false" fo:padding-left="0.0555in" fo:padding-right="0.0555in" fo:padding-top="0.0138in" fo:padding-bottom="0.0138in" fo:border="0.51pt solid #000000" style:shadow="none"/>
      <style:text-properties style:font-name="Arial" style:font-name-asian="Times New Roman" style:language-asian="fr" style:country-asian="FR" style:font-name-complex="Arial"/>
    </style:style>
    <style:style style:name="P15" style:family="paragraph" style:parent-style-name="Sans_20_interligne">
      <style:text-properties style:font-name="Arial" fo:font-weight="bold" style:font-weight-asian="bold" style:font-name-complex="Arial"/>
    </style:style>
    <style:style style:name="P16" style:family="paragraph" style:parent-style-name="Sans_20_interligne">
      <style:paragraph-properties fo:text-align="center" style:justify-single-word="false"/>
      <style:text-properties style:font-name="Arial" fo:font-weight="bold" style:font-weight-asian="bold" style:font-name-complex="Arial"/>
    </style:style>
    <style:style style:name="P17" style:family="paragraph" style:parent-style-name="Sans_20_interligne">
      <style:paragraph-properties fo:line-height="115%" fo:text-align="center" style:justify-single-word="false"/>
      <style:text-properties style:font-name="Arial" fo:font-weight="bold" style:font-weight-asian="bold" style:font-name-complex="Arial"/>
    </style:style>
    <style:style style:name="P18" style:family="paragraph" style:parent-style-name="Sans_20_interligne">
      <style:text-properties style:font-name="Arial" style:font-name-complex="Arial"/>
    </style:style>
    <style:style style:name="P19" style:family="paragraph" style:parent-style-name="Sans_20_interligne">
      <style:paragraph-properties fo:text-align="center" style:justify-single-word="false"/>
      <style:text-properties style:font-name="Arial" style:font-name-complex="Arial"/>
    </style:style>
    <style:style style:name="P20" style:family="paragraph" style:parent-style-name="Sans_20_interligne">
      <style:paragraph-properties fo:line-height="115%" fo:text-align="justify" style:justify-single-word="false"/>
      <style:text-properties style:font-name="Arial" style:font-name-complex="Arial"/>
    </style:style>
    <style:style style:name="P21" style:family="paragraph" style:parent-style-name="Sans_20_interligne">
      <style:paragraph-properties fo:line-height="115%" fo:text-align="center" style:justify-single-word="false"/>
      <style:text-properties style:font-name="Arial" style:font-name-complex="Arial"/>
    </style:style>
    <style:style style:name="P22" style:family="paragraph" style:parent-style-name="Sans_20_interligne">
      <style:paragraph-properties fo:line-height="115%" fo:text-align="justify" style:justify-single-word="false"/>
      <style:text-properties style:font-name="Arial" fo:font-size="10pt" fo:font-weight="bold" style:font-size-asian="10pt" style:font-weight-asian="bold" style:font-name-complex="Arial"/>
    </style:style>
    <style:style style:name="P23" style:family="paragraph" style:parent-style-name="Sans_20_interligne">
      <style:paragraph-properties fo:text-align="center" style:justify-single-word="false"/>
      <style:text-properties style:font-name="Arial" fo:font-size="10pt" style:font-size-asian="10pt" style:font-name-complex="Arial"/>
    </style:style>
    <style:style style:name="P24" style:family="paragraph" style:parent-style-name="Sans_20_interligne">
      <style:paragraph-properties fo:text-align="center" style:justify-single-word="false"/>
      <style:text-properties style:font-name="Arial" fo:font-size="10pt" style:font-size-asian="10pt" style:font-name-complex="Arial" style:font-size-complex="10pt"/>
    </style:style>
    <style:style style:name="P25" style:family="paragraph" style:parent-style-name="Sans_20_interligne">
      <style:paragraph-properties fo:text-align="center" style:justify-single-word="false"/>
      <style:text-properties style:font-name="Arial" fo:font-size="10pt" fo:language="en" fo:country="US" style:font-size-asian="10pt" style:font-name-complex="Arial" style:font-size-complex="10pt"/>
    </style:style>
    <style:style style:name="P26" style:family="paragraph" style:parent-style-name="Sans_20_interlig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P27" style:family="paragraph" style:parent-style-name="Sans_20_interligne">
      <style:paragraph-properties fo:text-align="justify" style:justify-single-word="false"/>
    </style:style>
    <style:style style:name="P28" style:family="paragraph" style:parent-style-name="Sans_20_interligne">
      <style:paragraph-properties fo:text-align="center" style:justify-single-word="false"/>
    </style:style>
    <style:style style:name="P29" style:family="paragraph" style:parent-style-name="Sans_20_interligne">
      <style:paragraph-properties fo:text-align="center" style:justify-single-word="false"/>
      <style:text-properties fo:color="#000000" style:font-name="Arial" fo:font-size="10pt" style:font-size-asian="10pt" style:font-name-complex="Arial"/>
    </style:style>
    <style:style style:name="P30" style:family="paragraph" style:parent-style-name="Sans_20_interligne">
      <style:paragraph-properties fo:line-height="115%" fo:text-align="justify" style:justify-single-word="false"/>
    </style:style>
    <style:style style:name="P31" style:family="paragraph" style:parent-style-name="Sans_20_interligne">
      <style:paragraph-properties fo:line-height="115%" fo:text-align="center" style:justify-single-word="false"/>
    </style:style>
    <style:style style:name="P32" style:family="paragraph" style:parent-style-name="Quotations">
      <style:paragraph-properties fo:margin-left="0in" fo:margin-right="0in" fo:text-indent="0in" style:auto-text-indent="false">
        <style:tab-stops/>
      </style:paragraph-properties>
      <style:text-properties fo:font-size="9pt" fo:font-style="italic" style:font-size-asian="9pt" style:font-style-asian="italic" style:font-size-complex="9pt" style:font-style-complex="italic"/>
    </style:style>
    <style:style style:name="P33" style:family="paragraph" style:parent-style-name="Quotations">
      <style:paragraph-properties fo:margin-left="0in" fo:margin-right="0in" fo:text-align="justify" style:justify-single-word="false" fo:text-indent="0in" style:auto-text-indent="false">
        <style:tab-stops/>
      </style:paragraph-properties>
      <style:text-properties fo:font-size="9pt" style:font-size-asian="9pt" style:font-size-complex="9pt"/>
    </style:style>
    <style:style style:name="P34" style:family="paragraph" style:parent-style-name="Standard">
      <style:text-properties style:font-name="Arial" fo:font-size="10pt" fo:font-style="italic" style:font-size-asian="10pt" style:font-style-asian="italic" style:font-name-complex="Arial"/>
    </style:style>
    <style:style style:name="P35" style:family="paragraph" style:parent-style-name="Sans_20_interligne">
      <style:paragraph-properties fo:margin-left="0.5in" fo:margin-right="0in" fo:line-height="115%" fo:text-align="justify" style:justify-single-word="false" fo:text-indent="0in" style:auto-text-indent="false">
        <style:tab-stops/>
      </style:paragraph-properties>
      <style:text-properties style:font-name="Arial" fo:font-size="10pt" fo:font-weight="bold" style:font-size-asian="10pt" style:font-weight-asian="bold" style:font-name-complex="Arial"/>
    </style:style>
    <style:style style:name="P36" style:family="paragraph" style:parent-style-name="Sans_20_interligne">
      <style:paragraph-properties fo:line-height="115%" fo:text-align="justify" style:justify-single-word="false" fo:padding-left="0.0555in" fo:padding-right="0.0555in" fo:padding-top="0.0138in" fo:padding-bottom="0.0138in" fo:border="0.51pt solid #000000" style:shadow="none"/>
      <style:text-properties style:font-name="Arial" style:font-name-complex="Arial"/>
    </style:style>
    <style:style style:name="P37" style:family="paragraph" style:parent-style-name="Normal">
      <style:paragraph-properties fo:break-before="page"/>
    </style:style>
    <style:style style:name="P38" style:family="paragraph" style:parent-style-name="Sans_20_interligne">
      <style:paragraph-properties fo:margin-left="0.0783in" fo:margin-right="0.0783in" fo:line-height="115%" fo:text-align="center" style:justify-single-word="false" fo:text-indent="0in" style:auto-text-indent="false">
        <style:tab-stops/>
      </style:paragraph-properties>
      <style:text-properties style:font-name="Arial" style:font-name-complex="Arial"/>
    </style:style>
    <style:style style:name="P39" style:family="paragraph" style:parent-style-name="Sans_20_interligne">
      <style:paragraph-properties fo:margin-left="0.0783in" fo:margin-right="0.0783in" fo:line-height="115%" fo:text-align="center" style:justify-single-word="false" fo:text-indent="0in" style:auto-text-indent="false">
        <style:tab-stops/>
      </style:paragraph-properties>
      <style:text-properties style:font-name="Arial" officeooo:rsid="0010e34d" officeooo:paragraph-rsid="0010e34d" style:font-name-complex="Arial"/>
    </style:style>
    <style:style style:name="P40" style:family="paragraph" style:parent-style-name="Sans_20_interligne">
      <style:paragraph-properties fo:margin-left="0.0783in" fo:margin-right="0.0783in" fo:line-height="115%" fo:text-align="center" style:justify-single-word="false" fo:text-indent="0in" style:auto-text-indent="false">
        <style:tab-stops/>
      </style:paragraph-properties>
      <style:text-properties style:font-name="Arial" officeooo:rsid="00140149" officeooo:paragraph-rsid="00140149" style:font-name-complex="Arial"/>
    </style:style>
    <style:style style:name="P41" style:family="paragraph" style:parent-style-name="Sans_20_interligne">
      <style:paragraph-properties fo:margin-left="0.0783in" fo:margin-right="0.0783in" fo:line-height="115%" fo:text-align="center" style:justify-single-word="false" fo:text-indent="0in" style:auto-text-indent="false">
        <style:tab-stops/>
      </style:paragraph-properties>
      <style:text-properties style:font-name="Arial" officeooo:rsid="0015013f" officeooo:paragraph-rsid="0015013f" style:font-name-complex="Arial"/>
    </style:style>
    <style:style style:name="P42" style:family="paragraph" style:parent-style-name="Sans_20_interligne">
      <style:paragraph-properties fo:margin-left="0.0783in" fo:margin-right="0.0783in" fo:line-height="115%" fo:text-align="center" style:justify-single-word="false" fo:text-indent="0in" style:auto-text-indent="false">
        <style:tab-stops/>
      </style:paragraph-properties>
      <style:text-properties style:font-name="Arial" fo:font-weight="bold" style:font-weight-asian="bold" style:font-name-complex="Arial"/>
    </style:style>
    <style:style style:name="P43" style:family="paragraph" style:parent-style-name="Sans_20_interligne">
      <style:paragraph-properties fo:margin-left="0.0783in" fo:margin-right="0.0783in" fo:line-height="115%" fo:text-align="center" style:justify-single-word="false" fo:text-indent="0in" style:auto-text-indent="false">
        <style:tab-stops/>
      </style:paragraph-properties>
      <style:text-properties style:font-name="Arial" fo:font-size="9pt" officeooo:rsid="0010e34d" officeooo:paragraph-rsid="0010e34d" style:font-size-asian="9pt" style:font-name-complex="Arial" style:font-size-complex="9pt"/>
    </style:style>
    <style:style style:name="P44" style:family="paragraph" style:parent-style-name="Sans_20_interligne">
      <style:paragraph-properties fo:margin-left="0.0783in" fo:margin-right="0.0783in" fo:line-height="115%" fo:text-align="center" style:justify-single-word="false" fo:text-indent="0in" style:auto-text-indent="false">
        <style:tab-stops/>
      </style:paragraph-properties>
      <style:text-properties style:font-name="Arial" fo:font-size="9pt" officeooo:rsid="00111ff8" officeooo:paragraph-rsid="00111ff8" style:font-size-asian="9pt" style:font-name-complex="Arial" style:font-size-complex="9pt"/>
    </style:style>
    <style:style style:name="P45" style:family="paragraph" style:parent-style-name="Sans_20_interligne">
      <style:paragraph-properties fo:margin-left="0.0783in" fo:margin-right="0.0783in" fo:line-height="115%" fo:text-align="center" style:justify-single-word="false" fo:text-indent="0in" style:auto-text-indent="false">
        <style:tab-stops/>
      </style:paragraph-properties>
      <style:text-properties style:font-name="Arial" fo:font-size="9pt" officeooo:rsid="0011e0b8" officeooo:paragraph-rsid="0011e0b8" style:font-size-asian="9pt" style:font-name-complex="Arial" style:font-size-complex="9pt"/>
    </style:style>
    <style:style style:name="P46" style:family="paragraph" style:parent-style-name="Sans_20_interligne">
      <style:paragraph-properties fo:margin-left="0.0783in" fo:margin-right="0.0783in" fo:line-height="115%" fo:text-align="center" style:justify-single-word="false" fo:text-indent="0in" style:auto-text-indent="false">
        <style:tab-stops/>
      </style:paragraph-properties>
      <style:text-properties style:font-name="Arial" fo:font-size="9pt" style:font-size-asian="9pt" style:font-name-complex="Arial" style:font-size-complex="9pt"/>
    </style:style>
    <style:style style:name="P47" style:family="paragraph" style:parent-style-name="Sans_20_interligne">
      <style:paragraph-properties fo:margin-left="0.0783in" fo:margin-right="0.0783in" fo:line-height="115%" fo:text-align="center" style:justify-single-word="false" fo:text-indent="0in" style:auto-text-indent="false">
        <style:tab-stops/>
      </style:paragraph-properties>
      <style:text-properties style:font-name="Arial" fo:font-size="7.5pt" fo:font-weight="normal" officeooo:rsid="00140149" officeooo:paragraph-rsid="00140149" style:font-size-asian="7.5pt" style:font-weight-asian="normal" style:font-name-complex="Arial" style:font-size-complex="7.5pt" style:font-weight-complex="normal"/>
    </style:style>
    <style:style style:name="P48" style:family="paragraph" style:parent-style-name="Sans_20_interligne">
      <style:paragraph-properties fo:margin-left="0.0783in" fo:margin-right="0.0783in" fo:line-height="115%" fo:text-align="center" style:justify-single-word="false" fo:text-indent="0in" style:auto-text-indent="false">
        <style:tab-stops/>
      </style:paragraph-properties>
    </style:style>
    <style:style style:name="P49" style:family="paragraph" style:parent-style-name="docdata" style:master-page-name="MP0">
      <style:paragraph-properties fo:margin-top="0in" fo:margin-bottom="0in" loext:contextual-spacing="false" fo:text-align="center" style:justify-single-word="false" style:page-number="auto" fo:break-before="page"/>
      <style:text-properties fo:color="#000000" style:font-name="Arial" fo:font-size="20pt" style:font-size-asian="20pt" style:font-name-complex="Arial" style:font-size-complex="20pt"/>
    </style:style>
    <style:style style:name="P50" style:family="paragraph" style:parent-style-name="Bibliography_20_1">
      <style:text-properties officeooo:paragraph-rsid="001c856b"/>
    </style:style>
    <style:style style:name="P51" style:family="paragraph" style:parent-style-name="Bibliography_20_1">
      <style:paragraph-properties fo:margin-top="0in" fo:margin-bottom="0in" loext:contextual-spacing="false" fo:line-height="100%" fo:text-align="justify" style:justify-single-word="false"/>
      <style:text-properties fo:color="#000000" style:font-name="Arial" officeooo:paragraph-rsid="001c3d65" style:font-name-complex="Arial"/>
    </style:style>
    <style:style style:name="P52" style:family="paragraph" style:parent-style-name="Bibliography_20_1">
      <style:paragraph-properties fo:margin-top="0in" fo:margin-bottom="0in" loext:contextual-spacing="false" fo:line-height="100%" fo:text-align="justify" style:justify-single-word="false"/>
      <style:text-properties fo:color="#000000" style:font-name="Arial" officeooo:paragraph-rsid="001ded1a" style:font-name-complex="Arial"/>
    </style:style>
    <style:style style:name="P53" style:family="paragraph" style:parent-style-name="Normal_20__28_Web_29_" style:list-style-name="WWNum1">
      <style:paragraph-properties fo:margin-top="0in" fo:margin-bottom="0in" loext:contextual-spacing="false" fo:line-height="115%" fo:text-align="justify" style:justify-single-word="false"/>
      <style:text-properties style:font-name="Arial" fo:font-size="10pt" fo:font-weight="bold" style:font-size-asian="10pt" style:font-weight-asian="bold" style:font-name-complex="Arial" style:font-size-complex="11pt"/>
    </style:style>
    <style:style style:name="P54" style:family="paragraph" style:parent-style-name="Normal_20__28_Web_29_" style:list-style-name="WWNum1">
      <style:paragraph-properties fo:margin-top="0in" fo:margin-bottom="0in" loext:contextual-spacing="false" fo:line-height="115%" fo:text-align="justify" style:justify-single-word="false"/>
      <style:text-properties fo:color="#ff4000" style:font-name="Arial" fo:font-size="10pt" fo:font-weight="bold" style:font-size-asian="10pt" style:font-weight-asian="bold" style:font-name-complex="Arial" style:font-size-complex="11pt"/>
    </style:style>
    <style:style style:name="P55" style:family="paragraph" style:parent-style-name="Paragraphe_20_de_20_liste" style:list-style-name="WWNum3">
      <style:paragraph-properties fo:margin-top="0in" fo:margin-bottom="0in" loext:contextual-spacing="false" fo:line-height="100%" fo:text-align="justify" style:justify-single-word="false"/>
    </style:style>
    <style:style style:name="P56" style:family="paragraph" style:parent-style-name="Paragraphe_20_de_20_liste" style:list-style-name="WWNum4">
      <style:paragraph-properties fo:margin-top="0in" fo:margin-bottom="0in" loext:contextual-spacing="false" fo:line-height="100%" fo:text-align="justify" style:justify-single-word="false"/>
      <style:text-properties fo:color="#000000" style:font-name="Arial" fo:font-weight="bold" style:font-weight-asian="bold" style:font-name-complex="Arial"/>
    </style:style>
    <style:style style:name="P57" style:family="paragraph" style:parent-style-name="Paragraphe_20_de_20_liste" style:list-style-name="WWNum5">
      <style:paragraph-properties fo:margin-top="0in" fo:margin-bottom="0in" loext:contextual-spacing="false" fo:line-height="100%" fo:text-align="justify" style:justify-single-word="false"/>
      <style:text-properties fo:color="#000000" style:font-name="Arial" fo:font-weight="bold" style:font-weight-asian="bold" style:font-name-complex="Arial"/>
    </style:style>
    <style:style style:name="P58" style:family="paragraph" style:parent-style-name="Paragraphe_20_de_20_liste" style:list-style-name="WWNum4">
      <style:paragraph-properties fo:margin-top="0in" fo:margin-bottom="0in" loext:contextual-spacing="false" fo:line-height="115%" fo:text-align="justify" style:justify-single-word="false"/>
      <style:text-properties fo:color="#000000" style:font-name="Arial" fo:font-weight="bold" style:font-weight-asian="bold" style:font-name-complex="Arial"/>
    </style:style>
    <style:style style:name="P59" style:family="paragraph" style:parent-style-name="Paragraphe_20_de_20_liste" style:list-style-name="WWNum5">
      <style:paragraph-properties fo:margin-top="0in" fo:margin-bottom="0in" loext:contextual-spacing="false" fo:line-height="115%" fo:text-align="justify" style:justify-single-word="false"/>
      <style:text-properties fo:color="#000000" style:font-name="Arial" fo:font-weight="bold" style:font-weight-asian="bold" style:font-name-complex="Arial"/>
    </style:style>
    <style:style style:name="P60" style:family="paragraph" style:parent-style-name="Paragraphe_20_de_20_liste" style:list-style-name="WWNum3">
      <style:paragraph-properties fo:margin-left="0in" fo:margin-right="0in" fo:margin-top="0in" fo:margin-bottom="0in" loext:contextual-spacing="false" fo:line-height="100%" fo:text-align="justify" style:justify-single-word="false" fo:text-indent="0in" style:auto-text-indent="false"/>
    </style:style>
    <style:style style:name="P61" style:family="paragraph" style:parent-style-name="Pied_20_de_20_page">
      <style:paragraph-properties fo:text-align="end" style:justify-single-word="false"/>
    </style:style>
    <style:style style:name="P62" style:family="paragraph" style:parent-style-name="Quotations">
      <style:paragraph-properties fo:margin-left="0in" fo:margin-right="0in" fo:text-align="justify" style:justify-single-word="false" fo:text-indent="0in" style:auto-text-indent="false">
        <style:tab-stops/>
      </style:paragraph-properties>
    </style:style>
    <style:style style:name="P63" style:family="paragraph" style:parent-style-name="Quotations">
      <style:paragraph-properties fo:margin-left="0in" fo:margin-right="0in" fo:text-align="justify" style:justify-single-word="false" fo:text-indent="0in" style:auto-text-indent="false">
        <style:tab-stops/>
      </style:paragraph-properties>
      <style:text-properties fo:font-size="9pt" officeooo:rsid="0023c148" officeooo:paragraph-rsid="0023c148" style:font-size-asian="9pt" style:font-size-complex="9pt"/>
    </style:style>
    <style:style style:name="P64" style:family="paragraph" style:parent-style-name="Quotations" style:list-style-name="L1">
      <style:paragraph-properties fo:text-align="justify" style:justify-single-word="false">
        <style:tab-stops/>
      </style:paragraph-properties>
      <style:text-properties fo:font-size="9pt" officeooo:rsid="0023c148" officeooo:paragraph-rsid="0023c148" style:font-size-asian="9pt" style:font-size-complex="9pt"/>
    </style:style>
    <style:style style:name="P65" style:family="paragraph" style:parent-style-name="Quotations" style:list-style-name="L2">
      <style:paragraph-properties fo:text-align="justify" style:justify-single-word="false">
        <style:tab-stops/>
      </style:paragraph-properties>
      <style:text-properties fo:font-size="9pt" officeooo:rsid="0023c148" officeooo:paragraph-rsid="00258dda" style:font-size-asian="9pt" style:font-size-complex="9pt"/>
    </style:style>
    <style:style style:name="P66" style:family="paragraph" style:parent-style-name="Quotations" style:list-style-name="L1">
      <style:paragraph-properties fo:text-align="justify" style:justify-single-word="false">
        <style:tab-stops/>
      </style:paragraph-properties>
      <style:text-properties officeooo:paragraph-rsid="0023c148"/>
    </style:style>
    <style:style style:name="P67" style:family="paragraph" style:parent-style-name="Sans_20_interligne" style:list-style-name="WWNum1">
      <style:paragraph-properties fo:line-height="115%"/>
      <style:text-properties style:font-name="Arial" fo:font-size="10pt" fo:font-weight="bold" style:font-size-asian="10pt" style:font-weight-asian="bold" style:font-name-complex="Arial"/>
    </style:style>
    <style:style style:name="P68" style:family="paragraph" style:parent-style-name="Sans_20_interligne" style:list-style-name="WWNum2">
      <style:paragraph-properties fo:line-height="115%" fo:text-align="justify" style:justify-single-word="false"/>
      <style:text-properties style:font-name="Arial" fo:font-size="10pt" fo:font-weight="bold" style:font-size-asian="10pt" style:font-weight-asian="bold" style:font-name-complex="Arial"/>
    </style:style>
    <style:style style:name="P69" style:family="paragraph" style:parent-style-name="Sans_20_interligne">
      <style:paragraph-properties fo:line-height="115%" fo:text-align="justify" style:justify-single-word="false"/>
      <style:text-properties style:font-name="Arial" fo:font-size="10pt" officeooo:paragraph-rsid="0018c27e" style:font-name-asian="Times New Roman" style:font-size-asian="10pt" style:language-asian="fr" style:country-asian="FR" style:font-name-complex="Arial" style:font-size-complex="10pt"/>
    </style:style>
    <style:style style:name="P70" style:family="paragraph" style:parent-style-name="Sans_20_interligne">
      <style:paragraph-properties fo:text-align="center" style:justify-single-word="false"/>
      <style:text-properties style:font-name="Arial" fo:font-size="10pt" fo:language="en" fo:country="US" officeooo:paragraph-rsid="00230b5e" style:font-size-asian="10pt" style:font-name-complex="Arial" style:font-size-complex="10pt"/>
    </style:style>
    <style:style style:name="P71" style:family="paragraph" style:parent-style-name="Sans_20_interligne">
      <style:paragraph-properties fo:line-height="115%" fo:text-align="justify" style:justify-single-word="false"/>
    </style:style>
    <style:style style:name="P72" style:family="paragraph" style:parent-style-name="Sans_20_interligne" style:list-style-name="WWNum2">
      <style:paragraph-properties fo:line-height="115%" fo:text-align="justify" style:justify-single-word="false"/>
    </style:style>
    <style:style style:name="P73" style:family="paragraph" style:parent-style-name="Sans_20_interligne">
      <style:paragraph-properties fo:line-height="115%" fo:text-align="justify" style:justify-single-word="false"/>
      <style:text-properties officeooo:paragraph-rsid="0018c27e"/>
    </style:style>
    <style:style style:name="P74" style:family="paragraph" style:parent-style-name="Standard">
      <style:paragraph-properties fo:margin-top="0in" fo:margin-bottom="0in" loext:contextual-spacing="false" fo:line-height="100%" fo:text-align="justify" style:justify-single-word="false"/>
      <style:text-properties style:font-name="Arial" style:font-name-asian="Times New Roman" style:language-asian="fr" style:country-asian="FR" style:font-name-complex="Arial" style:font-size-complex="12pt"/>
    </style:style>
    <style:style style:name="P75" style:family="paragraph" style:parent-style-name="Standard">
      <style:paragraph-properties fo:margin-top="0in" fo:margin-bottom="0in" loext:contextual-spacing="false" fo:line-height="100%" fo:text-align="justify" style:justify-single-word="false"/>
    </style:style>
    <style:style style:name="P76" style:family="paragraph" style:parent-style-name="Standard">
      <style:paragraph-properties fo:margin-top="0in" fo:margin-bottom="0in" loext:contextual-spacing="false" fo:line-height="100%" fo:text-align="justify" style:justify-single-word="false"/>
      <style:text-properties officeooo:paragraph-rsid="001c856b"/>
    </style:style>
    <style:style style:name="P77" style:family="paragraph" style:parent-style-name="Standard">
      <style:paragraph-properties fo:margin-top="0in" fo:margin-bottom="0in" loext:contextual-spacing="false" fo:line-height="100%" fo:text-align="justify" style:justify-single-word="false"/>
      <style:text-properties officeooo:paragraph-rsid="001d869d"/>
    </style:style>
    <style:style style:name="P78" style:family="paragraph" style:parent-style-name="Standard">
      <style:paragraph-properties fo:margin-top="0in" fo:margin-bottom="0in" loext:contextual-spacing="false" fo:line-height="100%" fo:text-align="justify" style:justify-single-word="false"/>
      <style:text-properties officeooo:paragraph-rsid="001f339a"/>
    </style:style>
    <style:style style:name="P79" style:family="paragraph" style:parent-style-name="Standard">
      <style:paragraph-properties fo:margin-top="0in" fo:margin-bottom="0in" loext:contextual-spacing="false" fo:line-height="100%" fo:text-align="justify" style:justify-single-word="false"/>
      <style:text-properties officeooo:paragraph-rsid="00202a34"/>
    </style:style>
    <style:style style:name="P80" style:family="paragraph" style:parent-style-name="Standard">
      <style:paragraph-properties fo:margin-top="0in" fo:margin-bottom="0in" loext:contextual-spacing="false" fo:line-height="100%" fo:text-align="justify" style:justify-single-word="false"/>
      <style:text-properties officeooo:paragraph-rsid="0020bdd2"/>
    </style:style>
    <style:style style:name="P81" style:family="paragraph" style:parent-style-name="Standard">
      <style:paragraph-properties fo:margin-top="0in" fo:margin-bottom="0in" loext:contextual-spacing="false" fo:line-height="100%" fo:text-align="justify" style:justify-single-word="false"/>
      <style:text-properties fo:color="#000000" style:font-name="Arial" style:font-name-complex="Arial"/>
    </style:style>
    <style:style style:name="P82" style:family="paragraph" style:parent-style-name="Standard">
      <style:paragraph-properties fo:margin-top="0in" fo:margin-bottom="0in" loext:contextual-spacing="false" fo:line-height="100%" fo:text-align="justify" style:justify-single-word="false"/>
      <style:text-properties fo:color="#000000" style:font-name="Arial" officeooo:rsid="001c856b" officeooo:paragraph-rsid="001c856b" style:font-name-complex="Arial"/>
    </style:style>
    <style:style style:name="P83" style:family="paragraph" style:parent-style-name="Standard">
      <style:paragraph-properties fo:margin-top="0in" fo:margin-bottom="0in" loext:contextual-spacing="false" fo:line-height="100%" fo:text-align="justify" style:justify-single-word="false"/>
      <style:text-properties fo:color="#000000" style:font-name="Arial" officeooo:rsid="0020bdd2" officeooo:paragraph-rsid="0020bdd2" style:font-name-complex="Arial"/>
    </style:style>
    <style:style style:name="P84" style:family="paragraph" style:parent-style-name="Standard">
      <style:paragraph-properties fo:margin-top="0in" fo:margin-bottom="0in" loext:contextual-spacing="false" fo:line-height="100%" fo:text-align="justify" style:justify-single-word="false"/>
      <style:text-properties officeooo:rsid="00228aa6" officeooo:paragraph-rsid="00228aa6"/>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T3" style:family="text">
      <style:text-properties style:font-name="Arial" style:text-underline-style="solid" style:text-underline-width="auto" style:text-underline-color="font-color" fo:font-weight="bold" style:text-underline-mode="continuous" style:text-overline-mode="continuous" style:text-line-through-mode="continuous" style:font-name-asian="Times New Roman" style:language-asian="fr" style:country-asian="FR" style:font-weight-asian="bold" style:font-name-complex="Arial" style:font-size-complex="12pt"/>
    </style:style>
    <style:style style:name="T4" style:family="text">
      <style:text-properties style:font-name="Arial" fo:font-weight="bold" style:font-weight-asian="bold" style:font-name-complex="Arial"/>
    </style:style>
    <style:style style:name="T5" style:family="text">
      <style:text-properties style:font-name="Arial" fo:font-weight="bold" style:font-name-asian="Times New Roman" style:language-asian="fr" style:country-asian="FR" style:font-weight-asian="bold" style:font-name-complex="Arial" style:font-size-complex="12pt"/>
    </style:style>
    <style:style style:name="T6" style:family="text">
      <style:text-properties style:font-name="Arial" fo:font-size="10pt" fo:font-style="italic" style:font-size-asian="10pt" style:font-style-asian="italic" style:font-name-complex="Arial"/>
    </style:style>
    <style:style style:name="T7" style:family="text">
      <style:text-properties style:font-name="Arial" fo:font-size="10pt" fo:font-style="italic" style:font-name-asian="Times New Roman" style:font-size-asian="10pt" style:language-asian="fr" style:country-asian="FR" style:font-style-asian="italic" style:font-name-complex="Arial"/>
    </style:style>
    <style:style style:name="T8" style:family="text">
      <style:text-properties style:font-name="Arial" fo:font-size="10pt" style:font-size-asian="10pt" style:font-name-complex="Arial"/>
    </style:style>
    <style:style style:name="T9" style:family="text">
      <style:text-properties style:font-name="Arial" fo:font-size="10pt" fo:font-weight="bold" style:font-size-asian="10pt" style:font-weight-asian="bold" style:font-name-complex="Arial"/>
    </style:style>
    <style:style style:name="T10" style:family="text">
      <style:text-properties style:font-name="Arial" style:font-name-complex="Arial"/>
    </style:style>
    <style:style style:name="T11" style:family="text">
      <style:text-properties style:font-name="Arial" officeooo:rsid="00140149" style:font-name-complex="Arial"/>
    </style:style>
    <style:style style:name="T12" style:family="text">
      <style:text-properties style:font-name="Arial" officeooo:rsid="0018c27e" style:font-name-complex="Arial"/>
    </style:style>
    <style:style style:name="T13" style:family="text">
      <style:text-properties fo:color="#000000" style:font-name="Arial" fo:font-size="10pt" fo:font-weight="bold" style:font-size-asian="10pt" style:font-weight-asian="bold" style:font-name-complex="Arial"/>
    </style:style>
    <style:style style:name="T14" style:family="text">
      <style:text-properties fo:color="#000000" style:font-name="Arial" fo:font-size="10pt" fo:font-style="italic" style:font-size-asian="10pt" style:font-style-asian="italic" style:font-name-complex="Arial"/>
    </style:style>
    <style:style style:name="T15"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6" style:family="text">
      <style:text-properties fo:color="#000000" style:font-name="Arial" style:font-name-complex="Arial"/>
    </style:style>
    <style:style style:name="T17" style:family="text">
      <style:text-properties fo:color="#000000" style:font-name="Arial" officeooo:rsid="001c3d65" style:font-name-complex="Arial"/>
    </style:style>
    <style:style style:name="T18" style:family="text">
      <style:text-properties fo:color="#000000" style:font-name="Arial" officeooo:rsid="001c856b" style:font-name-complex="Arial"/>
    </style:style>
    <style:style style:name="T19" style:family="text">
      <style:text-properties fo:color="#000000" style:font-name="Arial" officeooo:rsid="001d869d" style:font-name-complex="Arial"/>
    </style:style>
    <style:style style:name="T20" style:family="text">
      <style:text-properties fo:color="#000000" style:font-name="Arial" officeooo:rsid="001f339a" style:font-name-complex="Arial"/>
    </style:style>
    <style:style style:name="T21" style:family="text">
      <style:text-properties fo:color="#000000" style:font-name="Arial" officeooo:rsid="00202a34" style:font-name-complex="Arial"/>
    </style:style>
    <style:style style:name="T22" style:family="text">
      <style:text-properties fo:color="#000000" style:font-name="Arial" officeooo:rsid="0020bdd2" style:font-name-complex="Arial"/>
    </style:style>
    <style:style style:name="T23" style:family="text">
      <style:text-properties fo:color="#000000" style:font-name="Arial" officeooo:rsid="00228aa6" style:font-name-complex="Arial"/>
    </style:style>
    <style:style style:name="T24" style:family="text">
      <style:text-properties fo:color="#000000" style:font-name="Arial" fo:font-size="11pt" officeooo:rsid="001c3d65" style:font-size-asian="11pt" style:font-name-complex="Arial" style:font-size-complex="11pt"/>
    </style:style>
    <style:style style:name="T25" style:family="text">
      <style:text-properties fo:color="#000000" style:font-name="Arial" fo:font-style="italic" style:font-style-asian="italic" style:font-name-complex="Arial" style:font-style-complex="italic"/>
    </style:style>
    <style:style style:name="T26" style:family="text">
      <style:text-properties fo:color="#000000" style:font-name="Arial" fo:font-style="italic" officeooo:rsid="001c856b" style:font-style-asian="italic" style:font-name-complex="Arial" style:font-style-complex="italic"/>
    </style:style>
    <style:style style:name="T27" style:family="text">
      <style:text-properties fo:color="#000000" style:font-name="Arial" fo:font-style="normal" officeooo:rsid="001c856b" style:font-style-asian="normal" style:font-name-complex="Arial" style:font-style-complex="normal"/>
    </style:style>
    <style:style style:name="T28" style:family="text">
      <style:text-properties fo:color="#000000" style:text-position="super 58%" style:font-name="Arial" officeooo:rsid="00202a34" style:font-name-complex="Arial"/>
    </style:style>
    <style:style style:name="T29" style:family="text">
      <style:text-properties officeooo:rsid="0011e0b8"/>
    </style:style>
    <style:style style:name="T30" style:family="text">
      <style:text-properties officeooo:rsid="00140149"/>
    </style:style>
    <style:style style:name="T31" style:family="text">
      <style:text-properties officeooo:rsid="0015013f"/>
    </style:style>
    <style:style style:name="T32" style:family="text">
      <style:text-properties fo:font-style="italic" style:font-style-asian="italic"/>
    </style:style>
    <style:style style:name="T33" style:family="text">
      <style:text-properties fo:font-size="9pt" style:font-size-asian="9pt" style:font-size-complex="9pt"/>
    </style:style>
    <style:style style:name="T34" style:family="text">
      <style:text-properties fo:font-size="9pt" officeooo:rsid="0023c148" style:font-size-asian="9pt" style:font-size-complex="9pt"/>
    </style:style>
    <style:style style:name="T35" style:family="text">
      <style:text-properties fo:font-size="9pt" officeooo:rsid="00258dda" style:font-size-asian="9pt" style:font-size-complex="9pt"/>
    </style:style>
    <style:style style:name="T36" style:family="text">
      <style:text-properties officeooo:rsid="001d869d"/>
    </style:style>
    <style:style style:name="T37" style:family="text">
      <style:text-properties style:text-position="super 58%"/>
    </style:style>
    <style:style style:name="T38" style:family="text">
      <style:text-properties officeooo:rsid="0023c148"/>
    </style:style>
    <style:style style:name="T39" style:family="text">
      <style:text-properties officeooo:rsid="00258dd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ARE</text:p>
      <text:p text:style-name="P1">Carnet de bord : les coulisses de la recherche documentaire</text:p>
      <text:p text:style-name="P2">Les éléments que vous indiquez dans ce carnet donneront lieu à une notation</text:p>
      <text:p text:style-name="Standard"/>
      <text:p text:style-name="Sans_20_interligne"/>
      <table:table table:name="Table1" table:style-name="Table1">
        <table:table-column table:style-name="Table1.A"/>
        <table:table-row table:style-name="Table1.1">
          <table:table-cell table:style-name="Table1.A1" office:value-type="string">
            <text:p text:style-name="P15">NOM ARE :Forêt Sombre</text:p>
          </table:table-cell>
        </table:table-row>
        <table:table-row table:style-name="Table1.2">
          <table:table-cell table:style-name="Table1.A1" office:value-type="string">
            <text:p text:style-name="P15">Groupe :MIPI24-3-A</text:p>
          </table:table-cell>
        </table:table-row>
        <table:table-row table:style-name="Table1.3">
          <table:table-cell table:style-name="Table1.A1" office:value-type="string">
            <text:p text:style-name="P15">Sujet :La théorie de la forêt sombre</text:p>
          </table:table-cell>
        </table:table-row>
        <table:table-row table:style-name="Table1.4">
          <table:table-cell table:style-name="Table1.A1" office:value-type="string">
            <text:p text:style-name="P15">NOM, Prénom :Quentin France</text:p>
          </table:table-cell>
        </table:table-row>
        <table:table-row table:style-name="Table1.5">
          <table:table-cell table:style-name="Table1.A1" office:value-type="string">
            <text:p text:style-name="P15">NOM, Prénom :Praveena Paramalingam</text:p>
          </table:table-cell>
        </table:table-row>
        <table:table-row table:style-name="Table1.6">
          <table:table-cell table:style-name="Table1.A1" office:value-type="string">
            <text:p text:style-name="P15">NOM, Prénom :Théo Rene</text:p>
          </table:table-cell>
        </table:table-row>
        <table:table-row table:style-name="Table1.7">
          <table:table-cell table:style-name="Table1.A1" office:value-type="string">
            <text:p text:style-name="P15">NOM, Prénom :Kévin Banor</text:p>
          </table:table-cell>
        </table:table-row>
      </table:table>
      <text:p text:style-name="Sans_20_interligne"/>
      <text:p text:style-name="Sans_20_interligne"/>
      <text:p text:style-name="Sans_20_interligne"><text:span text:style-name="Police_20_par_20_défaut"><text:span text:style-name="T2">Question n°1 :</text:span></text:span><text:span text:style-name="Police_20_par_20_défaut"><text:span text:style-name="T4"><text:tab/><text:tab/>/2.5</text:span></text:span></text:p>
      <text:p text:style-name="P18"/>
      <text:p text:style-name="P3">Je rédige une introduction dans laquelle :</text:p>
      <text:list xml:id="list3233757355" text:style-name="WWNum1">
        <text:list-item>
          <text:p text:style-name="P53">Je définis les termes de mon sujet et je le reformule</text:p>
        </text:list-item>
        <text:list-item>
          <text:p text:style-name="P54">J’élabore ma problématique et j’en identifie les enjeux</text:p>
        </text:list-item>
        <text:list-item>
          <text:p text:style-name="P53">Je développe les angles que j’ai adoptés</text:p>
        </text:list-item>
        <text:list-item>
          <text:p text:style-name="P67">J’annonce mon plan</text:p>
        </text:list-item>
      </text:list>
      <text:p text:style-name="P18"/>
      <text:p text:style-name="P18">(20 lignes max)</text:p>
      <text:p text:style-name="P18"/>
      <text:p text:style-name="P27"><text:span text:style-name="Police_20_par_20_défaut"><text:span text:style-name="T6">Objectifs de l’exercice : </text:span></text:span><text:span text:style-name="_31_872"><text:span text:style-name="T6">analyser mon sujet, identifier les problèmes et les enjeux liés au sujet, identifier les limites de mon sujet, vulgariser mon sujet, synthétiser mes idées, justifier mon approche du sujet, organiser mes idées.</text:span></text:span></text:p>
      <text:p text:style-name="P32"/>
      <text:p text:style-name="P32">« L’Univers est une forêt sombre dans laquelle chaque civilisation est un chasseur armé d’un fusil. Il glisse entre les arbres comme un spectre, relève légèrement les branches qui lui barrent la route, il s’efforce de ne pas faire de bruit avec ses pas. Il retient même sa respiration. Il doit être prudent, car la forêt est pleine d’autres chasseurs comme lui. S’il remarque une autre créature vivante — un autre chasseur, un ange ou un démon, un bébé sans défense ou un vieillard boiteux, une magnifique jeune fille ou un splendide jeune homme, il n’a qu’un seul choix : ouvrir le feu et l’éliminer. Dans cette forêt, l’enfer c’est les autres. Une éternelle menace. Chaque créature qui dévoile son existence est très vite anéantie. Voici la cartographie de la société cosmique. C’est la réponse au paradoxe de Fermi. »</text:p>
      <text:p text:style-name="P33">— Luo Ji, La Forêt sombre, <text:s/>495</text:p>
      <text:p text:style-name="P33">Liu Cixin est l’un des auteurs de Science-Fiction le plus populaire en République populaire de Chine. Fils d’un soldat de l’APL (Armée populaire de libération) convertit mineur, et d’une institutrice de primaire, il grandit durant la grande révolution culturelle prolétarienne ; période durant laquelle il découvre le genre de Science-Fiction. Après avoir été diplômé de l’université du Nord de Chine en Conservation de l’Eau et Energie Electrique, il travaille en tant qu’ingénieur informaticien dans une centrale éléctrique à Yangquan, dans la province de Shanxi.</text:p>
      <text:p text:style-name="P33">C’est cet auteur qui introduira, dans le deuxième tome de sa trilogie « Le problème à trois corps », la théorie éponyme de « La Forêt Sombre » décrite dans le premier paragraphe.</text:p>
      <text:p text:style-name="P62"><text:soft-page-break/><text:span text:style-name="T33">Lors de cet atelier de recherche encadré, nous allons, à partir d’un modèle à base d’agent de notre conception, étudier la viabilité de la théorie de la forêt en cherchant à savoir si le meilleur moyen de survivre à l’échelle de l’univers, est </text:span><text:span text:style-name="T35">belle et bien</text:span><text:span text:style-name="T33"> de ne jamais dévoiler son exitence.</text:span></text:p>
      <text:p text:style-name="P63">Les hypothèses de la théorie de la Forêt Sombre telle qu’introduite par Liu Cixin sont les suivantes, notons <text:span text:style-name="T39">hormis la première</text:span> qu’elles partent d’un principe commun, la distance entre les hypothétiques civilisations qui composent l’univers empêche celles de communiquer convenablement entre elles :</text:p>
      <text:list xml:id="list2453035951" text:style-name="L2">
        <text:list-item>
          <text:p text:style-name="P65">Les hypothétiques civilisations <text:span text:style-name="T39">ont une priorité qui passe avant tout autre, leur survie.</text:span></text:p>
        </text:list-item>
      </text:list>
      <text:list xml:id="list2001519990" text:style-name="L1">
        <text:list-item>
          <text:p text:style-name="P64">Les hypothétiques civilisations sont soumis à la singularité technologique, qui avance qu’il n’est pas possible de s’assurer du niveau technologique d’une autre civilisation tant les avancées technologiques sont rapides et soudaines.</text:p>
        </text:list-item>
        <text:list-item>
          <text:p text:style-name="P66"><text:span text:style-name="T34">Les hypothétiques civilisations </text:span><text:span text:style-name="T35">sont soumises à une chaîne de suspicion. Si deux civilisations rentre en contact, elles supposeront forcément par conclure que l’autre est malveillante </text:span></text:p>
        </text:list-item>
      </text:list>
      <text:p text:style-name="P62"><text:span text:style-name="T33">Dans un premier temps nous conceptualiser</text:span><text:span text:style-name="T35">ons</text:span><text:span text:style-name="T33"> et construir</text:span><text:span text:style-name="T35">ons</text:span><text:span text:style-name="T33"> </text:span><text:span text:style-name="T35">un</text:span><text:span text:style-name="T33"> modèle </text:span><text:span text:style-name="T35">partant de ces hypothèses</text:span><text:span text:style-name="T33">, puis nous réaliserons les mesures et </text:span><text:span text:style-name="T34">les essais</text:span><text:span text:style-name="T33"> nécessaire pour répondre à notre problématique.</text:span></text:p>
      <text:p text:style-name="Sans_20_interligne"><text:span text:style-name="Police_20_par_20_défaut"><text:span text:style-name="T2">Question n°2 :</text:span></text:span><text:span text:style-name="Police_20_par_20_défaut"><text:span text:style-name="T4"><text:tab/><text:tab/>/3</text:span></text:span></text:p>
      <text:p text:style-name="P26"/>
      <text:p text:style-name="P4">J’indique la liste des mots-clés que j’ai utilisé (qu’ils aient mené à des résultats pertinents ou non) dans le tableau à compléter ci-dessous (6 mots-clés minimum).</text:p>
      <text:p text:style-name="P6"/>
      <text:p text:style-name="Sans_20_interligne"><text:span text:style-name="Police_20_par_20_défaut"><text:span text:style-name="T6">Objectifs de l’exercice : </text:span></text:span><text:span text:style-name="_31_724"><text:span text:style-name="T6">identifier des mots-clés, maîtriser les outils indispensables pour trouver et traduire mes mots-clés, évaluer leur pertinence pour mon sujet.</text:span></text:span></text:p>
      <text:p text:style-name="Sans_20_interligne"><text:span text:style-name="_31_724"><text:span text:style-name="T6"/></text:span></text:p>
      <table:table table:name="Table2" table:style-name="Table2">
        <table:table-column table:style-name="Table2.A" table:number-columns-repeated="2"/>
        <table:table-column table:style-name="Table2.C"/>
        <table:table-column table:style-name="Table2.D"/>
        <table:table-row table:style-name="Table2.1">
          <table:table-cell table:style-name="Table2.A1" office:value-type="string">
            <text:p text:style-name="P16">Mot-clé en français</text:p>
          </table:table-cell>
          <table:table-cell table:style-name="Table2.A1" office:value-type="string">
            <text:p text:style-name="P16">Traduction en anglais</text:p>
          </table:table-cell>
          <table:table-cell table:style-name="Table2.A1" office:value-type="string">
            <text:p text:style-name="P16">Où l’avez-vous trouvé ?</text:p>
            <text:p text:style-name="P16"/>
            <text:p text:style-name="P23">(ex : brainstorming, Wikipedia, termsciences,…)</text:p>
          </table:table-cell>
          <table:table-cell table:style-name="Table2.A1" office:value-type="string">
            <text:p text:style-name="P16"/>
            <text:p text:style-name="P16">Pertinence du mot-clé</text:p>
            <text:p text:style-name="P16"/>
            <text:p text:style-name="P28"><text:span text:style-name="Police_20_par_20_défaut"><text:span text:style-name="T8">(</text:span></text:span><text:span text:style-name="Police_20_par_20_défaut"><text:span text:style-name="T9">++</text:span></text:span><text:span text:style-name="Police_20_par_20_défaut"><text:span text:style-name="T8"> : a permis de trouver de nombreuses sources pertinentes ; </text:span></text:span><text:span text:style-name="Police_20_par_20_défaut"><text:span text:style-name="T9">+</text:span></text:span><text:span text:style-name="Police_20_par_20_défaut"><text:span text:style-name="T8"> : a permis de rebondir vers des choses intéressantes ; </text:span></text:span><text:span text:style-name="Police_20_par_20_défaut"><text:span text:style-name="T9">-</text:span></text:span><text:span text:style-name="Police_20_par_20_défaut"><text:span text:style-name="T8"> : ne m’a pas permis de trouver grand-chose ; </text:span></text:span><text:span text:style-name="Police_20_par_20_défaut"><text:span text:style-name="T9">- -</text:span></text:span><text:span text:style-name="Police_20_par_20_défaut"><text:span text:style-name="T8"> : non pertinent pour mon sujet)</text:span></text:span></text:p>
            <text:p text:style-name="P19"/>
          </table:table-cell>
        </table:table-row>
        <table:table-row table:style-name="Table2.2">
          <table:table-cell table:style-name="Table2.A1" office:value-type="string">
            <text:p text:style-name="P29">Échelle de Kardashev</text:p>
          </table:table-cell>
          <table:table-cell table:style-name="Table2.A1" office:value-type="string">
            <text:p text:style-name="P29">Kardashev’s scale</text:p>
          </table:table-cell>
          <table:table-cell table:style-name="Table2.A1" office:value-type="string">
            <text:p text:style-name="P29">brainstorming</text:p>
          </table:table-cell>
          <table:table-cell table:style-name="Table2.A1" office:value-type="string">
            <text:p text:style-name="P29">++</text:p>
          </table:table-cell>
        </table:table-row>
        <table:table-row table:style-name="Table2.3">
          <table:table-cell table:style-name="Table2.A1" office:value-type="string">
            <text:p text:style-name="P29">Paradoxe de Fermi</text:p>
          </table:table-cell>
          <table:table-cell table:style-name="Table2.A1" office:value-type="string">
            <text:p text:style-name="P29">Fermi’s Paradox</text:p>
          </table:table-cell>
          <table:table-cell table:style-name="Table2.A1" office:value-type="string">
            <text:p text:style-name="P29">Livre originel</text:p>
          </table:table-cell>
          <table:table-cell table:style-name="Table2.A1" office:value-type="string">
            <text:p text:style-name="P29">++</text:p>
          </table:table-cell>
        </table:table-row>
        <table:table-row table:style-name="Table2.4">
          <table:table-cell table:style-name="Table2.A1" office:value-type="string">
            <text:p text:style-name="P29">Équation de Drake</text:p>
          </table:table-cell>
          <table:table-cell table:style-name="Table2.A1" office:value-type="string">
            <text:p text:style-name="P29">Drake’s equation</text:p>
          </table:table-cell>
          <table:table-cell table:style-name="Table2.A1" office:value-type="string">
            <text:p text:style-name="P29">Wikipedia</text:p>
          </table:table-cell>
          <table:table-cell table:style-name="Table2.A1" office:value-type="string">
            <text:p text:style-name="P19">++</text:p>
          </table:table-cell>
        </table:table-row>
        <table:table-row table:style-name="Table2.5">
          <table:table-cell table:style-name="Table2.A1" office:value-type="string">
            <text:p text:style-name="P29">Modèle <text:s/>à base d’agent (individu)</text:p>
          </table:table-cell>
          <table:table-cell table:style-name="Table2.A1" office:value-type="string">
            <text:p text:style-name="P29">Agent-Based-Modelling</text:p>
          </table:table-cell>
          <table:table-cell table:style-name="Table2.A1" office:value-type="string">
            <text:p text:style-name="P29">Conseil du professeur</text:p>
          </table:table-cell>
          <table:table-cell table:style-name="Table2.A1" office:value-type="string">
            <text:p text:style-name="P19">+</text:p>
          </table:table-cell>
        </table:table-row>
        <table:table-row table:style-name="Table2.6">
          <table:table-cell table:style-name="Table2.A1" office:value-type="string">
            <text:p text:style-name="P24">Théorie de la Forêt Sombre</text:p>
          </table:table-cell>
          <table:table-cell table:style-name="Table2.A1" office:value-type="string">
            <text:p text:style-name="P24">Dark Forest Theory</text:p>
          </table:table-cell>
          <table:table-cell table:style-name="Table2.A1" office:value-type="string">
            <text:p text:style-name="P24">Livre originel</text:p>
          </table:table-cell>
          <table:table-cell table:style-name="Table2.A1" office:value-type="string">
            <text:p text:style-name="P24">+++</text:p>
          </table:table-cell>
        </table:table-row>
        <table:table-row table:style-name="Table2.7">
          <table:table-cell table:style-name="Table2.A1" office:value-type="string">
            <text:p text:style-name="P19">État de Nature</text:p>
          </table:table-cell>
          <table:table-cell table:style-name="Table2.A1" office:value-type="string">
            <text:p text:style-name="P24">State of Nature</text:p>
          </table:table-cell>
          <table:table-cell table:style-name="Table2.A1" office:value-type="string">
            <text:p text:style-name="P19">Reseach Gate</text:p>
          </table:table-cell>
          <table:table-cell table:style-name="Table2.A1" office:value-type="string">
            <text:p text:style-name="P19">--</text:p>
          </table:table-cell>
        </table:table-row>
        <table:table-row table:style-name="Table2.7">
          <table:table-cell table:style-name="Table2.A1" office:value-type="string">
            <text:p text:style-name="P19">Le Grand Silence</text:p>
          </table:table-cell>
          <table:table-cell table:style-name="Table2.A1" office:value-type="string">
            <text:p text:style-name="P24">The Great Silence</text:p>
          </table:table-cell>
          <table:table-cell table:style-name="Table2.A1" office:value-type="string">
            <text:p text:style-name="P19">SAO/NASA ADS</text:p>
          </table:table-cell>
          <table:table-cell table:style-name="Table2.A1" office:value-type="string">
            <text:p text:style-name="P19">+++</text:p>
          </table:table-cell>
        </table:table-row>
        <text:soft-page-break/>
        <table:table-row table:style-name="Table2.7">
          <table:table-cell table:style-name="Table2.A1" office:value-type="string">
            <text:p text:style-name="P19">Chaîne de Suspicion</text:p>
          </table:table-cell>
          <table:table-cell table:style-name="Table2.A1" office:value-type="string">
            <text:p text:style-name="P24">suspicion chain</text:p>
          </table:table-cell>
          <table:table-cell table:style-name="Table2.A1" office:value-type="string">
            <text:p text:style-name="P19">Livre originel</text:p>
          </table:table-cell>
          <table:table-cell table:style-name="Table2.A1" office:value-type="string">
            <text:p text:style-name="P19">-</text:p>
          </table:table-cell>
        </table:table-row>
        <table:table-row table:style-name="Table2.7">
          <table:table-cell table:style-name="Table2.A10" office:value-type="string">
            <text:p text:style-name="P19">Malthusianisme</text:p>
          </table:table-cell>
          <table:table-cell table:style-name="Table2.A10" office:value-type="string">
            <text:p text:style-name="P24">Malthus Theory</text:p>
          </table:table-cell>
          <table:table-cell table:style-name="Table2.A10" office:value-type="string">
            <text:p text:style-name="P19">Research Gate</text:p>
          </table:table-cell>
          <table:table-cell table:style-name="Table2.A10" office:value-type="string">
            <text:p text:style-name="P19">--</text:p>
          </table:table-cell>
        </table:table-row>
        <table:table-row table:style-name="Table2.11">
          <table:table-cell table:style-name="Table2.A1" office:value-type="string">
            <text:p text:style-name="P19">Singularité technologique</text:p>
          </table:table-cell>
          <table:table-cell table:style-name="Table2.A1" office:value-type="string">
            <text:p text:style-name="P24">technological explosion</text:p>
          </table:table-cell>
          <table:table-cell table:style-name="Table2.A1" office:value-type="string">
            <text:p text:style-name="P19">Livre originel, Wikipedia</text:p>
          </table:table-cell>
          <table:table-cell table:style-name="Table2.A1" office:value-type="string">
            <text:p text:style-name="P19">++</text:p>
          </table:table-cell>
        </table:table-row>
        <table:table-row table:style-name="Table2.7">
          <table:table-cell table:style-name="Table2.A1" office:value-type="string">
            <text:p text:style-name="P19">Hypothèse du zoo</text:p>
          </table:table-cell>
          <table:table-cell table:style-name="Table2.A1" office:value-type="string">
            <text:p text:style-name="P24">Zoo hypothesis</text:p>
          </table:table-cell>
          <table:table-cell table:style-name="Table2.A1" office:value-type="string">
            <text:p text:style-name="P19">Arxiv</text:p>
          </table:table-cell>
          <table:table-cell table:style-name="Table2.A1" office:value-type="string">
            <text:p text:style-name="P19">+</text:p>
          </table:table-cell>
        </table:table-row>
        <table:table-row table:style-name="Table2.7">
          <table:table-cell table:style-name="Table2.A1" office:value-type="string">
            <text:p text:style-name="P19">METI</text:p>
          </table:table-cell>
          <table:table-cell table:style-name="Table2.A1" office:value-type="string">
            <text:p text:style-name="P25">Messaging</text:p>
            <text:p text:style-name="P70">(Search for) Extra-Terrestrial Intelligence</text:p>
          </table:table-cell>
          <table:table-cell table:style-name="Table2.A1" office:value-type="string">
            <text:p text:style-name="P19">brainstorming</text:p>
          </table:table-cell>
          <table:table-cell table:style-name="Table2.A1" office:value-type="string">
            <text:p text:style-name="P19">+</text:p>
          </table:table-cell>
        </table:table-row>
      </table:table>
      <text:p text:style-name="P34"/>
      <text:p text:style-name="P34"/>
      <text:p text:style-name="Standard"><text:span text:style-name="Police_20_par_20_défaut"><text:span text:style-name="T2">Question n°3 :</text:span></text:span><text:span text:style-name="Police_20_par_20_défaut"><text:span text:style-name="T4"><text:tab/><text:tab/>/2.5</text:span></text:span></text:p>
      <text:p text:style-name="P30"><text:span text:style-name="_33_120"><text:span text:style-name="T9">Je décris mon utilisation des différents outils de recherche (ex : moteurs de recherche, base de donnée, catalogues, recherche par rebond, etc.) et je compare les outils entre eux :</text:span></text:span></text:p>
      <text:list xml:id="list522731123" text:style-name="WWNum2">
        <text:list-item>
          <text:p text:style-name="P72"><text:span text:style-name="_33_120"><text:span text:style-name="T9">A quelles sources nous permettent-ils d’accéder ?</text:span></text:span></text:p>
        </text:list-item>
        <text:list-item>
          <text:p text:style-name="P72"><text:span text:style-name="_33_120"><text:span text:style-name="T9">Quelles sont leurs spécificités ?</text:span></text:span></text:p>
        </text:list-item>
        <text:list-item>
          <text:p text:style-name="P68">Quelle est leur niveau de spécialisation ?</text:p>
        </text:list-item>
      </text:list>
      <text:p text:style-name="P35"/>
      <text:p text:style-name="P22">Il faut au moins une base de données, un catalogue de bibliothèque (ex : celui de la Bibliothèque de Sorbonne Université, le Sudoc ou autre) et un moteur de recherche.</text:p>
      <text:p text:style-name="P20"/>
      <text:p text:style-name="P36">Astuce ! Retrouvez les outils de recherche indispensables à votre atelier dans la rubrique « Vos outils et bases de données » sur Moodle.</text:p>
      <text:p text:style-name="P9"/>
      <text:p text:style-name="P10"><text:span text:style-name="Police_20_par_20_défaut"><text:span text:style-name="T7">Objectifs de l’exercice : maîtriser des outils variés pour trouver une documentation la plus complète possible, connaître les avantages et les limites de chaque outil, connaître leur utilité en fonction de leur spécialisation pour ma recherche.</text:span></text:span></text:p>
      <text:p text:style-name="P3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7"/>
            <text:p text:style-name="P17">Niveau de spécialisation de l’outil</text:p>
            <text:p text:style-name="P21"/>
            <text:p text:style-name="P31"><text:span text:style-name="Police_20_par_20_défaut"><text:span text:style-name="T10">(</text:span></text:span><text:span text:style-name="Police_20_par_20_défaut"><text:span text:style-name="T4">++</text:span></text:span><text:span text:style-name="Police_20_par_20_défaut"><text:span text:style-name="T10"> : niveau spécialisé ; </text:span></text:span><text:span text:style-name="Police_20_par_20_défaut"><text:span text:style-name="T4">+</text:span></text:span><text:span text:style-name="Police_20_par_20_défaut"><text:span text:style-name="T10"> : niveau avancé ; </text:span></text:span><text:span text:style-name="Police_20_par_20_défaut"><text:span text:style-name="T4">-</text:span></text:span><text:span text:style-name="Police_20_par_20_défaut"><text:span text:style-name="T10"> : grand public ; </text:span></text:span><text:span text:style-name="Police_20_par_20_défaut"><text:span text:style-name="T4">- -</text:span></text:span><text:span text:style-name="Police_20_par_20_défaut"><text:span text:style-name="T10"> : outil non pertinent)</text:span></text:span></text:p>
            <text:p text:style-name="P38"/>
          </table:table-cell>
          <table:table-cell table:style-name="Table4.A1" office:value-type="string">
            <text:p text:style-name="P42">Avantages et inconvénients de cet outil</text:p>
          </table:table-cell>
          <table:table-cell table:style-name="Table4.A1" office:value-type="string">
            <text:p text:style-name="P42">Documents trouvés</text:p>
          </table:table-cell>
          <table:table-cell table:style-name="Table4.A1" office:value-type="string">
            <text:p text:style-name="P42">Mots-clés utilisés sur cet outil</text:p>
          </table:table-cell>
          <table:table-cell table:style-name="Table4.A1" office:value-type="string">
            <text:p text:style-name="P42">Nom de l’outil</text:p>
          </table:table-cell>
          <table:table-cell table:style-name="Table4.F1" office:value-type="string">
            <text:p text:style-name="P42"/>
          </table:table-cell>
        </table:table-row>
        <table:table-row table:style-name="Table4.2">
          <table:table-cell table:style-name="Table4.A1" office:value-type="string">
            <text:p text:style-name="P48"><text:span text:style-name="T10">+</text:span><text:span text:style-name="T11">++</text:span></text:p>
          </table:table-cell>
          <table:table-cell table:style-name="Table4.A1" office:value-type="string">
            <text:p text:style-name="P46">Avantages:Plusieurs niveaux,véracité des infos ,facile d’accés, <text:span text:style-name="T29">accè</text:span>s <text:span text:style-name="T29">au commentaire de paire au sujet de l’article</text:span>, <text:span text:style-name="T29">review de chaque artile avant submission.</text:span></text:p>
            <text:p text:style-name="P46">Incovéni<text:span text:style-name="T29">e</text:span>nt : <text:span text:style-name="T29">Non revue par les paires avant la submission</text:span></text:p>
          </table:table-cell>
          <table:table-cell table:style-name="Table4.A1" office:value-type="string">
            <text:p text:style-name="P47">Fermi and Lotka : The Long Odds of Survival in a Dangerous Universe par Kent A. Peacock, et Qualitative classification of extraterestrial civilizations par Valentin D. Ivanov, Juan Carlos Beamìn, Claudio Càceres et David Minniti</text:p>
          </table:table-cell>
          <table:table-cell table:style-name="Table4.A1" office:value-type="string">
            <text:p text:style-name="P38">Fermi’s paradox,Drake’s equation</text:p>
          </table:table-cell>
          <table:table-cell table:style-name="Table4.A1" office:value-type="string">
            <text:p text:style-name="P38">Arxiv</text:p>
          </table:table-cell>
          <table:table-cell table:style-name="Table4.A1" office:value-type="string">
            <text:p text:style-name="P38">Outil 1</text:p>
          </table:table-cell>
        </table:table-row>
        <table:table-row table:style-name="Table4.3">
          <table:table-cell table:style-name="Table4.A1" office:value-type="string">
            <text:p text:style-name="P40">+++</text:p>
          </table:table-cell>
          <table:table-cell table:style-name="Table4.A1" office:value-type="string">
            <text:p text:style-name="P44">Avantages : Orientés Astronomie et Physique, <text:span text:style-name="T29">sa mise à disposition par la NASA , accès au information concernant la nature de l’article facile d’accès, </text:span><text:span text:style-name="T31">nottament le nombre de citations par des articles peer reviewed.</text:span></text:p>
            <text:p text:style-name="P45">Inconvénients :</text:p>
            <text:p text:style-name="P45">Parfois difficile de retrouver un article, l’architecture du site web peut porter à confusion (plusieurs interfaces différentes).</text:p>
          </table:table-cell>
          <table:table-cell table:style-name="Table4.A1" office:value-type="string">
            <text:p text:style-name="P43">The ‘Great Silence’ : the Controversy Concerning Extraterrestrial Intelligent Life par Glen David Brin, California Space Institute</text:p>
          </table:table-cell>
          <table:table-cell table:style-name="Table4.A1" office:value-type="string">
            <text:p text:style-name="P39">The Great Silence, Kardashev scale, Fermi paradox</text:p>
          </table:table-cell>
          <table:table-cell table:style-name="Table4.A1" office:value-type="string">
            <text:p text:style-name="P39">SAO/NASA ADS</text:p>
          </table:table-cell>
          <table:table-cell table:style-name="Table4.A1" office:value-type="string">
            <text:p text:style-name="P38">Outil 2</text:p>
          </table:table-cell>
        </table:table-row>
        <table:table-row table:style-name="Table4.4">
          <table:table-cell table:style-name="Table4.A1" office:value-type="string">
            <text:p text:style-name="P38">+</text:p>
          </table:table-cell>
          <table:table-cell table:style-name="Table4.A1" office:value-type="string">
            <text:p text:style-name="P38">Avantage: <text:span text:style-name="T30">Grand nombre de livres disponible </text:span><text:span text:style-name="T31">de tout genre</text:span><text:span text:style-name="T30">, dont celui sur lequel est basé notre projet. </text:span></text:p>
            <text:p text:style-name="P41">Inconvénient : Manque d’article scientifique en langues étrangères</text:p>
          </table:table-cell>
          <table:table-cell table:style-name="Table4.A1" office:value-type="string">
            <text:p text:style-name="P38">La <text:span text:style-name="T30">F</text:span>orêt sombre <text:span text:style-name="T30">de Liu Cixin</text:span></text:p>
          </table:table-cell>
          <table:table-cell table:style-name="Table4.A1" office:value-type="string">
            <text:p text:style-name="P40">Dark Forest Theory</text:p>
          </table:table-cell>
          <table:table-cell table:style-name="Table4.A1" office:value-type="string">
            <text:p text:style-name="P38">Bibliothéque de la Sorbonne</text:p>
          </table:table-cell>
          <table:table-cell table:style-name="Table4.A1" office:value-type="string">
            <text:p text:style-name="P38">Outil 3</text:p>
          </table:table-cell>
        </table:table-row>
      </table:table>
      <text:p text:style-name="P30"><text:span text:style-name="Police_20_par_20_défaut"><text:span text:style-name="T2"/></text:span></text:p>
      <text:p text:style-name="P30"><text:span text:style-name="Police_20_par_20_défaut"><text:span text:style-name="T2"/></text:span></text:p>
      <text:p text:style-name="P30"><text:soft-page-break/><text:span text:style-name="Police_20_par_20_défaut"><text:span text:style-name="T2">Question n°4 :</text:span></text:span><text:span text:style-name="Police_20_par_20_défaut"><text:span text:style-name="T4"><text:tab/>/3</text:span></text:span></text:p>
      <text:p text:style-name="P20"/>
      <text:p text:style-name="P4">Je réalise une bibliographie (qui ne sera peut-être pas votre bibliographie finale pour votre atelier) selon la norme ISO-690. Il devra y avoir au minimum un article scientifique, un livre, une thèse et un site web.</text:p>
      <text:p text:style-name="P7"/>
      <text:p text:style-name="P14">Astuce : c’est quoi la norme ISO-690 ??? Vous retrouverez un guide sur cette norme dans la section « Vos outils et bases de données » sur Moodle et vous pouvez utiliser Zotero ou Zbib pour mettre votre bibliographie selon cette norme (CF vidéo « Utiliser Zotero »).</text:p>
      <text:p text:style-name="P7"/>
      <text:p text:style-name="P5">Objectifs de l’exercice : connaître les éléments nécessaires pour référencer correctement des documents différents, être capable de me conformer à une norme pour me faire comprendre de mes lecteurs.</text:p>
      <text:p text:style-name="P8"/>
      <text:p text:style-name="Standard"><text:reference-mark-start text:name="ZOTERO_ITEM CSL_CITATION {&quot;citationID&quot;:&quot;8Gw43Wdw&quot;,&quot;properties&quot;:{&quot;formattedCitation&quot;:&quot;(1)&quot;,&quot;plainCitation&quot;:&quot;(1)&quot;,&quot;noteIndex&quot;:0},&quot;citationItems&quot;:[{&quot;id&quot;:29,&quot;uris&quot;:[&quot;http://zotero.org/users/local/f8UWjaU0/items/2KBMUMET&quot;],&quot;uri&quot;:[&quot;http://zotero.org/users/local/f8UWjaU0/items/2KBMUMET&quot;],&quot;itemData&quot;:{&quot;id&quot;:29,&quot;type&quot;:&quot;book&quot;,&quot;abstract&quot;:&quot;La 4e de couverture indique : \&quot;L'humanité le sait désormais : dans un peu plus de quatre siècles, la flotte trisolarienne envahira le système solaire. La Terre doit impérativement préparer la parade, mais tout progrès dans les sciences fondamentales est entravé par les intellectrons. Grâce à ces derniers, les Trisolariens peuvent espionner toutes les conversations et tous les ordinateurs, en revanche ils sont incapables de lire dans l'âme humaine. Parallèlement aux programmes de défense classiques visant à lever des armées spatiales nationales, le Conseil de défense planétaire imagine donc un nouveau projet : le programme Colmateur. Quatre individus seront chargés d'élaborer chacun de leur côté des stratégies pour contrer l'invasion ennemie, sans en révéler la nature. Ils auront à leur disposition un budget presque illimité et pourront agir comme bon leur semble, sans avoir besoin de se justifier. Livrés à eux-mêmes, ils devront penser seuls, et brouiller les pistes. Trois des hommes désignés sont des personnalités politiques de premier plan et des scientifiques éminents, mais le quatrième est un parfait anonyme. Astronome et professeur de sociologie sans envergure, le Chinois Luo Ji ignore totalement la raison pour laquelle on lui confie cette mission. Tout ce qu'il sait, c'est qu'il est désormais l'un des Colmateurs, et que les Trisolariens veulent sa mort.\&quot;&quot;,&quot;collection-title&quot;:&quot;Babel&quot;,&quot;event-place&quot;:&quot;Arles&quot;,&quot;ISBN&quot;:&quot;978-2-330-12511-0&quot;,&quot;language&quot;:&quot;fre&quot;,&quot;number-of-pages&quot;:&quot;732&quot;,&quot;publisher&quot;:&quot;Actes sud&quot;,&quot;publisher-place&quot;:&quot;Arles&quot;,&quot;source&quot;:&quot;sorbonne-universite.primo.exlibrisgroup.com&quot;,&quot;title&quot;:&quot;La forêt sombre: roman / Liu Cixin ; traduit du chinois par Gwennaël Gaffric&quot;,&quot;title-short&quot;:&quot;La forêt sombre&quot;,&quot;author&quot;:[{&quot;literal&quot;:&quot;Liu Cixin&quot;}],&quot;issued&quot;:{&quot;date-parts&quot;:[[&quot;2019&quot;]]}}}],&quot;schema&quot;:&quot;https://github.com/citation-style-language/schema/raw/master/csl-citation.json&quot;} RNDb6T7E0RI1U"/>(1)<text:reference-mark-end text:name="ZOTERO_ITEM CSL_CITATION {&quot;citationID&quot;:&quot;8Gw43Wdw&quot;,&quot;properties&quot;:{&quot;formattedCitation&quot;:&quot;(1)&quot;,&quot;plainCitation&quot;:&quot;(1)&quot;,&quot;noteIndex&quot;:0},&quot;citationItems&quot;:[{&quot;id&quot;:29,&quot;uris&quot;:[&quot;http://zotero.org/users/local/f8UWjaU0/items/2KBMUMET&quot;],&quot;uri&quot;:[&quot;http://zotero.org/users/local/f8UWjaU0/items/2KBMUMET&quot;],&quot;itemData&quot;:{&quot;id&quot;:29,&quot;type&quot;:&quot;book&quot;,&quot;abstract&quot;:&quot;La 4e de couverture indique : \&quot;L'humanité le sait désormais : dans un peu plus de quatre siècles, la flotte trisolarienne envahira le système solaire. La Terre doit impérativement préparer la parade, mais tout progrès dans les sciences fondamentales est entravé par les intellectrons. Grâce à ces derniers, les Trisolariens peuvent espionner toutes les conversations et tous les ordinateurs, en revanche ils sont incapables de lire dans l'âme humaine. Parallèlement aux programmes de défense classiques visant à lever des armées spatiales nationales, le Conseil de défense planétaire imagine donc un nouveau projet : le programme Colmateur. Quatre individus seront chargés d'élaborer chacun de leur côté des stratégies pour contrer l'invasion ennemie, sans en révéler la nature. Ils auront à leur disposition un budget presque illimité et pourront agir comme bon leur semble, sans avoir besoin de se justifier. Livrés à eux-mêmes, ils devront penser seuls, et brouiller les pistes. Trois des hommes désignés sont des personnalités politiques de premier plan et des scientifiques éminents, mais le quatrième est un parfait anonyme. Astronome et professeur de sociologie sans envergure, le Chinois Luo Ji ignore totalement la raison pour laquelle on lui confie cette mission. Tout ce qu'il sait, c'est qu'il est désormais l'un des Colmateurs, et que les Trisolariens veulent sa mort.\&quot;&quot;,&quot;collection-title&quot;:&quot;Babel&quot;,&quot;event-place&quot;:&quot;Arles&quot;,&quot;ISBN&quot;:&quot;978-2-330-12511-0&quot;,&quot;language&quot;:&quot;fre&quot;,&quot;number-of-pages&quot;:&quot;732&quot;,&quot;publisher&quot;:&quot;Actes sud&quot;,&quot;publisher-place&quot;:&quot;Arles&quot;,&quot;source&quot;:&quot;sorbonne-universite.primo.exlibrisgroup.com&quot;,&quot;title&quot;:&quot;La forêt sombre: roman / Liu Cixin ; traduit du chinois par Gwennaël Gaffric&quot;,&quot;title-short&quot;:&quot;La forêt sombre&quot;,&quot;author&quot;:[{&quot;literal&quot;:&quot;Liu Cixin&quot;}],&quot;issued&quot;:{&quot;date-parts&quot;:[[&quot;2019&quot;]]}}}],&quot;schema&quot;:&quot;https://github.com/citation-style-language/schema/raw/master/csl-citation.json&quot;} RNDb6T7E0RI1U"/></text:p>
      <text:p text:style-name="Standard"><text:reference-mark-start text:name="ZOTERO_ITEM CSL_CITATION {&quot;citationID&quot;:&quot;V3rqHRFj&quot;,&quot;properties&quot;:{&quot;formattedCitation&quot;:&quot;(2)&quot;,&quot;plainCitation&quot;:&quot;(2)&quot;,&quot;noteIndex&quot;:0},&quot;citationItems&quot;:[{&quot;id&quot;:5,&quot;uris&quot;:[&quot;http://zotero.org/users/local/f8UWjaU0/items/X2S2P2A4&quot;],&quot;uri&quot;:[&quot;http://zotero.org/users/local/f8UWjaU0/items/X2S2P2A4&quot;],&quot;itemData&quot;:{&quot;id&quot;:5,&quot;type&quot;:&quot;article-journal&quot;,&quot;abstract&quot;:&quot;Recent discussions concerning the likelihood of encountering \nextraterrestrial technological civilizations have run into an apparent\nparadox. If, as many now  contend, interstellar exploration and\nsettlement is possible at non-relativistic speeds, then reasonable\ncalculations suggest that space-faring species, or their machine\nsurrogates, should pervade the Galaxy. The apparent absence of evidence\nfor extraterrestrial civilizations, herein called 'the Great Silence'\nplaces severe burdens on present models.&quot;,&quot;container-title&quot;:&quot;Quarterly Journal of the Royal Astronomical Society&quot;,&quot;ISSN&quot;:&quot;0035-8738&quot;,&quot;journalAbbreviation&quot;:&quot;Quarterly Journal of the Royal Astronomical Society&quot;,&quot;page&quot;:&quot;283-309&quot;,&quot;source&quot;:&quot;NASA ADS&quot;,&quot;title&quot;:&quot;The Great Silence - the Controversy Concerning Extraterrestrial Intelligent Life&quot;,&quot;volume&quot;:&quot;24&quot;,&quot;author&quot;:[{&quot;family&quot;:&quot;Brin&quot;,&quot;given&quot;:&quot;G. D.&quot;}],&quot;issued&quot;:{&quot;date-parts&quot;:[[&quot;1983&quot;,9,1]]}}}],&quot;schema&quot;:&quot;https://github.com/citation-style-language/schema/raw/master/csl-citation.json&quot;} RNDbWmQVhHIyu"/>(2)<text:reference-mark-end text:name="ZOTERO_ITEM CSL_CITATION {&quot;citationID&quot;:&quot;V3rqHRFj&quot;,&quot;properties&quot;:{&quot;formattedCitation&quot;:&quot;(2)&quot;,&quot;plainCitation&quot;:&quot;(2)&quot;,&quot;noteIndex&quot;:0},&quot;citationItems&quot;:[{&quot;id&quot;:5,&quot;uris&quot;:[&quot;http://zotero.org/users/local/f8UWjaU0/items/X2S2P2A4&quot;],&quot;uri&quot;:[&quot;http://zotero.org/users/local/f8UWjaU0/items/X2S2P2A4&quot;],&quot;itemData&quot;:{&quot;id&quot;:5,&quot;type&quot;:&quot;article-journal&quot;,&quot;abstract&quot;:&quot;Recent discussions concerning the likelihood of encountering \nextraterrestrial technological civilizations have run into an apparent\nparadox. If, as many now  contend, interstellar exploration and\nsettlement is possible at non-relativistic speeds, then reasonable\ncalculations suggest that space-faring species, or their machine\nsurrogates, should pervade the Galaxy. The apparent absence of evidence\nfor extraterrestrial civilizations, herein called 'the Great Silence'\nplaces severe burdens on present models.&quot;,&quot;container-title&quot;:&quot;Quarterly Journal of the Royal Astronomical Society&quot;,&quot;ISSN&quot;:&quot;0035-8738&quot;,&quot;journalAbbreviation&quot;:&quot;Quarterly Journal of the Royal Astronomical Society&quot;,&quot;page&quot;:&quot;283-309&quot;,&quot;source&quot;:&quot;NASA ADS&quot;,&quot;title&quot;:&quot;The Great Silence - the Controversy Concerning Extraterrestrial Intelligent Life&quot;,&quot;volume&quot;:&quot;24&quot;,&quot;author&quot;:[{&quot;family&quot;:&quot;Brin&quot;,&quot;given&quot;:&quot;G. D.&quot;}],&quot;issued&quot;:{&quot;date-parts&quot;:[[&quot;1983&quot;,9,1]]}}}],&quot;schema&quot;:&quot;https://github.com/citation-style-language/schema/raw/master/csl-citation.json&quot;} RNDbWmQVhHIyu"/></text:p>
      <text:p text:style-name="Standard"><text:reference-mark-start text:name="ZOTERO_ITEM CSL_CITATION {&quot;citationID&quot;:&quot;khk02SjC&quot;,&quot;properties&quot;:{&quot;formattedCitation&quot;:&quot;(3)&quot;,&quot;plainCitation&quot;:&quot;(3)&quot;,&quot;noteIndex&quot;:0},&quot;citationItems&quot;:[{&quot;id&quot;:11,&quot;uris&quot;:[&quot;http://zotero.org/users/local/f8UWjaU0/items/UX8KQFBT&quot;],&quot;uri&quot;:[&quot;http://zotero.org/users/local/f8UWjaU0/items/UX8KQFBT&quot;],&quot;itemData&quot;:{&quot;id&quot;:11,&quot;type&quot;:&quot;article-journal&quot;,&quot;abstract&quot;:&quot;Fermi's Paradox is the contradiction between the fact that it would seem to be highly probable that there are other technologically advanced species beyond the Earth, and the fact that there is no generally accepted evidence for their existence. Hanson and Bostrom have proposed that there may be a Great Filter, a survival challenge so lethal that it prevents virtually all species from evolving to an advanced stage. This paper argues that the Great Filter would be not one single factor, but rather simply the statistics of survival in an always-dangerous universe. The frequency of species that survive multiple existential threats would likely obey a power law such as Lotka's Law, such that the frequency of survivors would diminish as an inverse power of the number of threats. Since any species that advances to the point at which it is detectable on an interstellar scale likely must survive a large number of existential threats, by Lotka's Law the number of such survivors would be a very small fraction of the candidate species that evolve on various planets. Some sobering implications of this picture are outlined.&quot;,&quot;container-title&quot;:&quot;arXiv:1810.03088 [physics]&quot;,&quot;journalAbbreviation&quot;:&quot;Journal of the British Interplanetary Society, Vol. 71, No.3&quot;,&quot;note&quot;:&quot;arXiv: 1810.03088&quot;,&quot;source&quot;:&quot;arXiv.org&quot;,&quot;title&quot;:&quot;Fermi and Lotka: The Long Odds of Survival in a Dangerous Universe&quot;,&quot;title-short&quot;:&quot;Fermi and Lotka&quot;,&quot;URL&quot;:&quot;http://arxiv.org/abs/1810.03088&quot;,&quot;author&quot;:[{&quot;family&quot;:&quot;Peacock&quot;,&quot;given&quot;:&quot;Kent A.&quot;}],&quot;accessed&quot;:{&quot;date-parts&quot;:[[&quot;2021&quot;,3,28]]},&quot;issued&quot;:{&quot;date-parts&quot;:[[&quot;2018&quot;,10,7]]}}}],&quot;schema&quot;:&quot;https://github.com/citation-style-language/schema/raw/master/csl-citation.json&quot;} RND0lZ2RVGuzC"/>(3)<text:reference-mark-end text:name="ZOTERO_ITEM CSL_CITATION {&quot;citationID&quot;:&quot;khk02SjC&quot;,&quot;properties&quot;:{&quot;formattedCitation&quot;:&quot;(3)&quot;,&quot;plainCitation&quot;:&quot;(3)&quot;,&quot;noteIndex&quot;:0},&quot;citationItems&quot;:[{&quot;id&quot;:11,&quot;uris&quot;:[&quot;http://zotero.org/users/local/f8UWjaU0/items/UX8KQFBT&quot;],&quot;uri&quot;:[&quot;http://zotero.org/users/local/f8UWjaU0/items/UX8KQFBT&quot;],&quot;itemData&quot;:{&quot;id&quot;:11,&quot;type&quot;:&quot;article-journal&quot;,&quot;abstract&quot;:&quot;Fermi's Paradox is the contradiction between the fact that it would seem to be highly probable that there are other technologically advanced species beyond the Earth, and the fact that there is no generally accepted evidence for their existence. Hanson and Bostrom have proposed that there may be a Great Filter, a survival challenge so lethal that it prevents virtually all species from evolving to an advanced stage. This paper argues that the Great Filter would be not one single factor, but rather simply the statistics of survival in an always-dangerous universe. The frequency of species that survive multiple existential threats would likely obey a power law such as Lotka's Law, such that the frequency of survivors would diminish as an inverse power of the number of threats. Since any species that advances to the point at which it is detectable on an interstellar scale likely must survive a large number of existential threats, by Lotka's Law the number of such survivors would be a very small fraction of the candidate species that evolve on various planets. Some sobering implications of this picture are outlined.&quot;,&quot;container-title&quot;:&quot;arXiv:1810.03088 [physics]&quot;,&quot;journalAbbreviation&quot;:&quot;Journal of the British Interplanetary Society, Vol. 71, No.3&quot;,&quot;note&quot;:&quot;arXiv: 1810.03088&quot;,&quot;source&quot;:&quot;arXiv.org&quot;,&quot;title&quot;:&quot;Fermi and Lotka: The Long Odds of Survival in a Dangerous Universe&quot;,&quot;title-short&quot;:&quot;Fermi and Lotka&quot;,&quot;URL&quot;:&quot;http://arxiv.org/abs/1810.03088&quot;,&quot;author&quot;:[{&quot;family&quot;:&quot;Peacock&quot;,&quot;given&quot;:&quot;Kent A.&quot;}],&quot;accessed&quot;:{&quot;date-parts&quot;:[[&quot;2021&quot;,3,28]]},&quot;issued&quot;:{&quot;date-parts&quot;:[[&quot;2018&quot;,10,7]]}}}],&quot;schema&quot;:&quot;https://github.com/citation-style-language/schema/raw/master/csl-citation.json&quot;} RND0lZ2RVGuzC"/></text:p>
      <text:p text:style-name="Standard"><text:reference-mark-start text:name="ZOTERO_ITEM CSL_CITATION {&quot;citationID&quot;:&quot;tji31cHm&quot;,&quot;properties&quot;:{&quot;formattedCitation&quot;:&quot;(4)&quot;,&quot;plainCitation&quot;:&quot;(4)&quot;,&quot;noteIndex&quot;:0},&quot;citationItems&quot;:[{&quot;id&quot;:30,&quot;uris&quot;:[&quot;http://zotero.org/users/local/f8UWjaU0/items/AZ3MB3GC&quot;],&quot;uri&quot;:[&quot;http://zotero.org/users/local/f8UWjaU0/items/AZ3MB3GC&quot;],&quot;itemData&quot;:{&quot;id&quot;:30,&quot;type&quot;:&quot;thesis&quot;,&quot;source&quot;:&quot;ResearchGate&quot;,&quot;title&quot;:&quot;The Fermi Paradox and Galactic Habitability (Masters thesis)&quot;,&quot;author&quot;:[{&quot;family&quot;:&quot;Ransome&quot;,&quot;given&quot;:&quot;Conor&quot;},{&quot;family&quot;:&quot;Ransome&quot;,&quot;given&quot;:&quot;C&quot;}],&quot;issued&quot;:{&quot;date-parts&quot;:[[&quot;2017&quot;,4,24]]}}}],&quot;schema&quot;:&quot;https://github.com/citation-style-language/schema/raw/master/csl-citation.json&quot;} RND9c88Ke1RhT"/>(4)<text:reference-mark-end text:name="ZOTERO_ITEM CSL_CITATION {&quot;citationID&quot;:&quot;tji31cHm&quot;,&quot;properties&quot;:{&quot;formattedCitation&quot;:&quot;(4)&quot;,&quot;plainCitation&quot;:&quot;(4)&quot;,&quot;noteIndex&quot;:0},&quot;citationItems&quot;:[{&quot;id&quot;:30,&quot;uris&quot;:[&quot;http://zotero.org/users/local/f8UWjaU0/items/AZ3MB3GC&quot;],&quot;uri&quot;:[&quot;http://zotero.org/users/local/f8UWjaU0/items/AZ3MB3GC&quot;],&quot;itemData&quot;:{&quot;id&quot;:30,&quot;type&quot;:&quot;thesis&quot;,&quot;source&quot;:&quot;ResearchGate&quot;,&quot;title&quot;:&quot;The Fermi Paradox and Galactic Habitability (Masters thesis)&quot;,&quot;author&quot;:[{&quot;family&quot;:&quot;Ransome&quot;,&quot;given&quot;:&quot;Conor&quot;},{&quot;family&quot;:&quot;Ransome&quot;,&quot;given&quot;:&quot;C&quot;}],&quot;issued&quot;:{&quot;date-parts&quot;:[[&quot;2017&quot;,4,24]]}}}],&quot;schema&quot;:&quot;https://github.com/citation-style-language/schema/raw/master/csl-citation.json&quot;} RND9c88Ke1RhT"/></text:p>
      <text:p text:style-name="Standard"><text:reference-mark-start text:name="ZOTERO_ITEM CSL_CITATION {&quot;citationID&quot;:&quot;75XjryuT&quot;,&quot;properties&quot;:{&quot;formattedCitation&quot;:&quot;(5)&quot;,&quot;plainCitation&quot;:&quot;(5)&quot;,&quot;noteIndex&quot;:0},&quot;citationItems&quot;:[{&quot;id&quot;:15,&quot;uris&quot;:[&quot;http://zotero.org/users/local/f8UWjaU0/items/ZRJ46RLE&quot;],&quot;uri&quot;:[&quot;http://zotero.org/users/local/f8UWjaU0/items/ZRJ46RLE&quot;],&quot;itemData&quot;:{&quot;id&quot;:15,&quot;type&quot;:&quot;article-journal&quot;,&quot;abstract&quot;:&quot;The \&quot;dark forest rule\&quot; proposed by Cixin Liu, a Chinese science fiction writer, offers a new explanation for the Fermi paradox and is proximate to the \&quot;state of nature\&quot; detailed by Hobbes. In this paper, the \&quot;dark forest rule\&quot; is introduced based on the \&quot;state of nature\&quot;. Furthermore, the significance of scientific and technological levels in interstellar communication is discussed. Finally, a revised dark forest rule is put forward: the use of concealment to avoid unknown risks.&quot;,&quot;container-title&quot;:&quot;Journal of the British Interplanetary Society&quot;,&quot;journalAbbreviation&quot;:&quot;Journal of the British Interplanetary Society&quot;,&quot;page&quot;:&quot;142-144&quot;,&quot;source&quot;:&quot;ResearchGate&quot;,&quot;title&quot;:&quot;The Dark Forest Rule: One Solution to the Fermi Paradox&quot;,&quot;title-short&quot;:&quot;The Dark Forest Rule&quot;,&quot;volume&quot;:&quot;68&quot;,&quot;author&quot;:[{&quot;family&quot;:&quot;Yu&quot;,&quot;given&quot;:&quot;Chao&quot;}],&quot;issued&quot;:{&quot;date-parts&quot;:[[&quot;2015&quot;,5,1]]}}}],&quot;schema&quot;:&quot;https://github.com/citation-style-language/schema/raw/master/csl-citation.json&quot;} RNDmB2dC28g8J"/>(5)<text:reference-mark-end text:name="ZOTERO_ITEM CSL_CITATION {&quot;citationID&quot;:&quot;75XjryuT&quot;,&quot;properties&quot;:{&quot;formattedCitation&quot;:&quot;(5)&quot;,&quot;plainCitation&quot;:&quot;(5)&quot;,&quot;noteIndex&quot;:0},&quot;citationItems&quot;:[{&quot;id&quot;:15,&quot;uris&quot;:[&quot;http://zotero.org/users/local/f8UWjaU0/items/ZRJ46RLE&quot;],&quot;uri&quot;:[&quot;http://zotero.org/users/local/f8UWjaU0/items/ZRJ46RLE&quot;],&quot;itemData&quot;:{&quot;id&quot;:15,&quot;type&quot;:&quot;article-journal&quot;,&quot;abstract&quot;:&quot;The \&quot;dark forest rule\&quot; proposed by Cixin Liu, a Chinese science fiction writer, offers a new explanation for the Fermi paradox and is proximate to the \&quot;state of nature\&quot; detailed by Hobbes. In this paper, the \&quot;dark forest rule\&quot; is introduced based on the \&quot;state of nature\&quot;. Furthermore, the significance of scientific and technological levels in interstellar communication is discussed. Finally, a revised dark forest rule is put forward: the use of concealment to avoid unknown risks.&quot;,&quot;container-title&quot;:&quot;Journal of the British Interplanetary Society&quot;,&quot;journalAbbreviation&quot;:&quot;Journal of the British Interplanetary Society&quot;,&quot;page&quot;:&quot;142-144&quot;,&quot;source&quot;:&quot;ResearchGate&quot;,&quot;title&quot;:&quot;The Dark Forest Rule: One Solution to the Fermi Paradox&quot;,&quot;title-short&quot;:&quot;The Dark Forest Rule&quot;,&quot;volume&quot;:&quot;68&quot;,&quot;author&quot;:[{&quot;family&quot;:&quot;Yu&quot;,&quot;given&quot;:&quot;Chao&quot;}],&quot;issued&quot;:{&quot;date-parts&quot;:[[&quot;2015&quot;,5,1]]}}}],&quot;schema&quot;:&quot;https://github.com/citation-style-language/schema/raw/master/csl-citation.json&quot;} RNDmB2dC28g8J"/></text:p>
      <text:p text:style-name="Standard"><text:reference-mark-start text:name="ZOTERO_ITEM CSL_CITATION {&quot;citationID&quot;:&quot;mYXGma5d&quot;,&quot;properties&quot;:{&quot;formattedCitation&quot;:&quot;(6)&quot;,&quot;plainCitation&quot;:&quot;(6)&quot;,&quot;noteIndex&quot;:0},&quot;citationItems&quot;:[{&quot;id&quot;:33,&quot;uris&quot;:[&quot;http://zotero.org/users/local/f8UWjaU0/items/CNWX6VPD&quot;],&quot;uri&quot;:[&quot;http://zotero.org/users/local/f8UWjaU0/items/CNWX6VPD&quot;],&quot;itemData&quot;:{&quot;id&quot;:33,&quot;type&quot;:&quot;webpage&quot;,&quot;container-title&quot;:&quot;Ask an Astronomer&quot;,&quot;language&quot;:&quot;English&quot;,&quot;title&quot;:&quot;Why does the SETI project search for radio signals? (Intermediate) - Curious About Astronomy? Ask an Astronomer&quot;,&quot;title-short&quot;:&quot;Why does SETI search for radio signals?&quot;,&quot;URL&quot;:&quot;http://curious.astro.cornell.edu/about-us/131-observational-astronomy/seti-and-extraterrestrial-life/seti/796-why-does-the-seti-project-search-for-radio-signals-intermediate&quot;,&quot;author&quot;:[{&quot;family&quot;:&quot;Carter&quot;,&quot;given&quot;:&quot;Lynn&quot;}],&quot;accessed&quot;:{&quot;date-parts&quot;:[[&quot;2021&quot;,3,28]]},&quot;issued&quot;:{&quot;date-parts&quot;:[[&quot;2019&quot;,1,28]]}}}],&quot;schema&quot;:&quot;https://github.com/citation-style-language/schema/raw/master/csl-citation.json&quot;} RNDy3MfMrSG71"/>(6)<text:reference-mark-end text:name="ZOTERO_ITEM CSL_CITATION {&quot;citationID&quot;:&quot;mYXGma5d&quot;,&quot;properties&quot;:{&quot;formattedCitation&quot;:&quot;(6)&quot;,&quot;plainCitation&quot;:&quot;(6)&quot;,&quot;noteIndex&quot;:0},&quot;citationItems&quot;:[{&quot;id&quot;:33,&quot;uris&quot;:[&quot;http://zotero.org/users/local/f8UWjaU0/items/CNWX6VPD&quot;],&quot;uri&quot;:[&quot;http://zotero.org/users/local/f8UWjaU0/items/CNWX6VPD&quot;],&quot;itemData&quot;:{&quot;id&quot;:33,&quot;type&quot;:&quot;webpage&quot;,&quot;container-title&quot;:&quot;Ask an Astronomer&quot;,&quot;language&quot;:&quot;English&quot;,&quot;title&quot;:&quot;Why does the SETI project search for radio signals? (Intermediate) - Curious About Astronomy? Ask an Astronomer&quot;,&quot;title-short&quot;:&quot;Why does SETI search for radio signals?&quot;,&quot;URL&quot;:&quot;http://curious.astro.cornell.edu/about-us/131-observational-astronomy/seti-and-extraterrestrial-life/seti/796-why-does-the-seti-project-search-for-radio-signals-intermediate&quot;,&quot;author&quot;:[{&quot;family&quot;:&quot;Carter&quot;,&quot;given&quot;:&quot;Lynn&quot;}],&quot;accessed&quot;:{&quot;date-parts&quot;:[[&quot;2021&quot;,3,28]]},&quot;issued&quot;:{&quot;date-parts&quot;:[[&quot;2019&quot;,1,28]]}}}],&quot;schema&quot;:&quot;https://github.com/citation-style-language/schema/raw/master/csl-citation.json&quot;} RNDy3MfMrSG71"/></text:p>
      <text:p text:style-name="P73"><text:span text:style-name="T12"/></text:p>
      <text:p text:style-name="P73"><text:span text:style-name="T12">BIBLIOGRAPHIE :</text:span></text:p>
      <text:p text:style-name="P69"/>
      <text:section text:style-name="Sect1" text:name="ZOTERO_BIBL {&quot;uncited&quot;:[],&quot;omitted&quot;:[],&quot;custom&quot;:[]} CSL_BIBLIOGRAPHY RNDWdH5xDYZ4r">
        <text:p text:style-name="Bibliography_20_1">1. <text:tab/>LIU CIXIN. <text:span text:style-name="T32">La forêt sombre: roman / Liu Cixin ; traduit du chinois par Gwennaël Gaffric</text:span>. Arles : Actes sud, 2019. Babel. ISBN 978-2-330-12511-0. </text:p>
        <text:p text:style-name="Bibliography_20_1">2. <text:tab/>BRIN, G. D. The Great Silence - the Controversy Concerning Extraterrestrial Intelligent Life. <text:span text:style-name="T32">Quarterly Journal of the Royal Astronomical Society</text:span>. 1 septembre 1983. Vol. 24, pp. 283‑309. </text:p>
        <text:p text:style-name="P50">3. <text:tab/>PEACOCK, Kent A. Fermi and Lotka: The Long Odds of Survival in a Dangerous Universe. <text:span text:style-name="T32">arXiv:1810.03088 [physics]</text:span> [en ligne]. 7 octobre 2018. [Consulté le 28 mars 2021]. Disponible à l’adresse : <text:s text:c="2"/>http://arxiv.org/abs/1810.03088arXiv: 1810.03088 </text:p>
        <text:p text:style-name="Bibliography_20_1">4. <text:tab/>RANSOME, Conor et RANSOME, C. <text:span text:style-name="T32">The Fermi Paradox and Galactic Habitability (Masters thesis)</text:span>. 2017. </text:p>
        <text:p text:style-name="Bibliography_20_1">5. <text:tab/>YU, Chao. The Dark Forest Rule: One Solution to the Fermi Paradox. <text:span text:style-name="T32">Journal of the British Interplanetary Society</text:span>. 1 mai 2015. Vol. 68, pp. 142‑144. </text:p>
        <text:p text:style-name="Bibliography_20_1">6. <text:tab/>CARTER, Lynn. Why does the SETI project search for radio signals? (Intermediate) - Curious About Astronomy? Ask an Astronomer. <text:span text:style-name="T32">Ask an Astronomer</text:span> [en ligne]. 28 janvier 2019. [Consulté le 28 mars 2021]. Disponible à l’adresse : <text:a xlink:type="simple" xlink:href="http://curious.astro.cornell.edu/about-us/131-observational-astronomy/seti-and-extraterrestrial-life/seti/796-why-does-the-seti-project-search-for-radio-signals-intermediate" text:style-name="Internet_20_link" text:visited-style-name="Visited_20_Internet_20_Link">http://curious.astro.cornell.edu/about-us/131-observational-astronomy/seti-and-extraterrestrial-life/seti/796-why-does-the-seti-project-search-for-radio-signals-intermediate</text:a></text:p>
      </text:section>
      <text:p text:style-name="P8"><text:soft-page-break/></text:p>
      <text:p text:style-name="P8"/>
      <text:p text:style-name="P8"/>
      <text:p text:style-name="P8"/>
      <text:p text:style-name="P10"><text:span text:style-name="Police_20_par_20_défaut"><text:span text:style-name="T3">Question n°5 :</text:span></text:span><text:span text:style-name="Police_20_par_20_défaut"><text:span text:style-name="T5"><text:tab/>/5</text:span></text:span></text:p>
      <text:p text:style-name="P8"/>
      <text:p text:style-name="P10"><text:span text:style-name="_32_530"><text:span text:style-name="T13">Je choisis 2 documents parmi tous ceux de ma bibliographie </text:span></text:span><text:span text:style-name="_32_599"><text:span text:style-name="T13">et j’en fais une évaluation critique en répondant aux questions suivantes :</text:span></text:span></text:p>
      <text:p text:style-name="P11"/>
      <text:p text:style-name="P10"><text:span text:style-name="_32_599"><text:span text:style-name="T14">Objectifs de l’exercice : exercer mon esprit critique, identifier des informations fiables, analyser et trier les documents trouvés lors de ma recherche.</text:span></text:span></text:p>
      <text:p text:style-name="P12"/>
      <text:p text:style-name="P13"/>
      <text:p text:style-name="P13"/>
      <text:list xml:id="list2102286012" text:style-name="WWNum3">
        <text:list-item>
          <text:p text:style-name="P55"><text:span text:style-name="_32_599"><text:span text:style-name="T15">Document 1 :</text:span></text:span></text:p>
        </text:list-item>
      </text:list>
      <text:p text:style-name="P11"/>
      <text:list xml:id="list3640737139" text:style-name="WWNum4">
        <text:list-item text:start-value="1">
          <text:p text:style-name="P56">Référence bibliographique de mon document :</text:p>
          <text:p text:style-name="P56"/>
        </text:list-item>
      </text:list>
      <text:p text:style-name="P51">LIU CIXIN. <text:span text:style-name="T32">La forêt sombre: roman / Liu Cixin ; traduit du chinois par Gwennaël Gaffric</text:span>. Arles : Actes sud, 2019. Babel. ISBN 978-2-330-12511-0.</text:p>
      <text:p text:style-name="P11"/>
      <text:list xml:id="list13713866376623" text:continue-numbering="true" text:style-name="WWNum4">
        <text:list-item>
          <text:p text:style-name="P58">Qui est l’auteur.trice de mon document ? Quelle est sa profession ? Quel est son domaine de compétences ? Pour qui travaille-t-iel, c’est-à-dire quelle est son affiliation (son laboratoire, son université, son entreprise, …) ?</text:p>
          <text:p text:style-name="P58"/>
        </text:list-item>
      </text:list>
      <text:p text:style-name="P76"><text:span text:style-name="T16">L’auteur du roman « La </text:span><text:span text:style-name="T17">F</text:span><text:span text:style-name="T16">or</text:span><text:span text:style-name="T17">ê</text:span><text:span text:style-name="T16">t </text:span><text:span text:style-name="T17">S</text:span><text:span text:style-name="T16">ombre » est l’écrivain Liu Cixin. </text:span><text:span text:style-name="T18">Il est</text:span><text:span text:style-name="T17"> </text:span><text:span text:style-name="T24">diplômé de l’université du Nord de Chine en Conservation de l’Eau et Energie Electrique. </text:span><text:span text:style-name="T18">Il</text:span><text:span text:style-name="T17"> travaille en tant qu’ingénieur informaticien dans une centrale électrique de la province de Shanxi </text:span><text:span text:style-name="T18">et écrit ses romans à succès en parallèle.</text:span></text:p>
      <text:p text:style-name="P76"><text:span text:style-name="T17"/></text:p>
      <text:list xml:id="list13712870514136" text:continue-numbering="true" text:style-name="WWNum4">
        <text:list-item>
          <text:p text:style-name="P56">Par quelle structure ce document a-t-il été publié (éditeur, site web, revue,…) ? Quelle est la spécialité de cette structure ?</text:p>
          <text:p text:style-name="P56"/>
        </text:list-item>
      </text:list>
      <text:p text:style-name="P10"><text:span text:style-name="T16">Le roman a été publié </text:span><text:span text:style-name="T18">par </text:span><text:span text:style-name="T26">Chongqing Publishing House</text:span><text:span text:style-name="T18"> en Chine </text:span><text:span text:style-name="T16">et </text:span><text:span text:style-name="T25">Actes Sud </text:span><text:span text:style-name="T27">en France.</text:span></text:p>
      <text:p text:style-name="P10"><text:span text:style-name="T27"/></text:p>
      <text:list xml:id="list13713663130906" text:continue-numbering="true" text:style-name="WWNum4">
        <text:list-item>
          <text:p text:style-name="P56">L’auteur.rice cite-t-iel ses sources ? Y’a-t-il une bibliographie ou des références ?</text:p>
        </text:list-item>
        <text:list-item>
          <text:p text:style-name="P56"/>
        </text:list-item>
      </text:list>
      <text:p text:style-name="P82">L’auteur ne cite pas ses sources et il n’y a ni bibliographie ni références, néanmoins, le traducteur remercie en fin d’ouvrage <text:span text:style-name="T36">Lin Chieh-an, docteur en astrophysique au centre CEA de Saclay pour ses « précieuses corrections et suggestions ». </text:span></text:p>
      <text:p text:style-name="P11"/>
      <text:list xml:id="list13713875647178" text:continue-numbering="true" text:style-name="WWNum4">
        <text:list-item>
          <text:p text:style-name="P56">Quand mon document a-t-il été publié ? L’information est-elle datée pour mon sujet ?</text:p>
        </text:list-item>
        <text:list-item>
          <text:p text:style-name="P56"/>
        </text:list-item>
      </text:list>
      <text:p text:style-name="P10"><text:span text:style-name="T16">Le roman a été publié en 2008, les concepts évoqués dans ce roman ne sont pas </text:span><text:span text:style-name="T19">ou peu </text:span><text:span text:style-name="T16">datés.</text:span></text:p>
      <text:p text:style-name="P11"/>
      <text:list xml:id="list13713161860490" text:continue-numbering="true" text:style-name="WWNum4">
        <text:list-item>
          <text:p text:style-name="P56">Quel est l’objectif de ce document (éducatif, commercial, informatif, divertissement) ?</text:p>
          <text:p text:style-name="P56"/>
        </text:list-item>
      </text:list>
      <text:p text:style-name="P11">Le document est un roman de science-fiction il a ainsi pour objectif de divertir le lecteur. <text:span text:style-name="T36">Néanmoins les nombreuses théories de nature scientifiques abordées dans ce roman le rendent tout aussi <text:s/>éducatif que divertissant. La probité de l’auteur peu bien sûr, et doit, être remise en question mais selon nos recherches la plupart des théorie évoquées semblent fondées. La plupart d’entre elles apparaissent et sont traitées dans de nombreux articles scientifiques, <text:s/>comme on a pu le voir nottament avec le paradoxe de Fermi. </text:span></text:p>
      <text:p text:style-name="P77"><text:soft-page-break/><text:span text:style-name="T19">Dans l’optique de notre projet, c’est aussi dans ce document que l’auteur conçoit le sujet principal de notre recherche, c’est à dire la Théorie de la Forêt Sombre.</text:span></text:p>
      <text:p text:style-name="P11"/>
      <text:p text:style-name="P11"/>
      <text:list xml:id="list13714082897888" text:continue-numbering="true" text:style-name="WWNum4">
        <text:list-item>
          <text:p text:style-name="P56">Quel est le niveau de spécialisation de mon document ?</text:p>
          <text:p text:style-name="P56"/>
        </text:list-item>
      </text:list>
      <text:p text:style-name="P10"><text:span text:style-name="T16">Ce roman raconte une science-fiction, ce n’est pas un document scientifique. </text:span><text:span text:style-name="T19">Les sujets abordés dans ce roman porte néanmoins à croire que l’auteur possède de solide connaissance en physique (de manière générale).</text:span></text:p>
      <text:list xml:id="list215137720562983" text:style-name="WWNum3">
        <text:list-header>
          <text:p text:style-name="P60"><text:span text:style-name="_32_599"><text:span text:style-name="T15"/></text:span></text:p>
          <text:p text:style-name="P60"><text:span text:style-name="_32_599"><text:span text:style-name="T15"/></text:span></text:p>
        </text:list-header>
        <text:list-item>
          <text:p text:style-name="P60"><text:span text:style-name="_32_599"><text:span text:style-name="T15">Document 2 :</text:span></text:span></text:p>
        </text:list-item>
      </text:list>
      <text:p text:style-name="P11"/>
      <text:list xml:id="list1471462159" text:style-name="WWNum5">
        <text:list-item text:start-value="1">
          <text:p text:style-name="P57">Référence bibliographique de mon document :</text:p>
          <text:p text:style-name="P57"/>
        </text:list-item>
      </text:list>
      <text:p text:style-name="P52">BRIN, G. D. The Great Silence - the Controversy Concerning Extraterrestrial Intelligent Life. <text:span text:style-name="T32">Quarterly Journal of the Royal Astronomical Society</text:span>. 1 septembre 1983. Vol. 24, pp. 283‑309.</text:p>
      <text:p text:style-name="P11"/>
      <text:list xml:id="list13713943102820" text:continue-numbering="true" text:style-name="WWNum5">
        <text:list-item>
          <text:p text:style-name="P59">Qui est l’auteur.trice de mon document ? Quelle est sa profession ? Quel est son domaine de compétences ? Pour qui travaille-t-iel, c’est-à-dire quelle est son affiliation (son laboratoire, son université, son entreprise, …) ?</text:p>
          <text:p text:style-name="P59"/>
        </text:list-item>
      </text:list>
      <text:p text:style-name="P78"><text:span text:style-name="T20">Glen David Brin est l’auteur de ce document. </text:span><text:span text:style-name="T21">Après avoir obtenu un Master en physique appliquée en 1978 puis un Doctorat en astrophysique présenté à l’université de Californie à San Diego en 1981, il a travaillé comme consultant pour la NASAet comme professeur de physique. Il est désormais romancier et nouvelliste d’oeuvre de science-fiction ainsi que lauréat des prix Hugo, Locus et Nebula.</text:span></text:p>
      <text:p text:style-name="P11"/>
      <text:list xml:id="list13713233517235" text:continue-numbering="true" text:style-name="WWNum5">
        <text:list-item>
          <text:p text:style-name="P57">Par quelle structure ce document a-t-il été publié (éditeur, site web, revue,…) ? Quelle est la spécialité de cette structure ?</text:p>
          <text:p text:style-name="P57"/>
        </text:list-item>
      </text:list>
      <text:p text:style-name="P79"><text:span text:style-name="T21">Ce document a été publié par le Quarterly Journal of the Royal Astronomical Society le 1</text:span><text:span text:style-name="T28">er</text:span><text:span text:style-name="T21"> septembre 1983. Structure qui </text:span><text:span text:style-name="T22">publie des articles de recherches en astronomie, géophysiue et autre domaine du genre. L’intégralité de ses articles sont revue par les paires. Il publie aussi des discussions et des débats autour des sciences fondamentales.</text:span></text:p>
      <text:p text:style-name="P79"><text:span text:style-name="T22"/></text:p>
      <text:list xml:id="list13713382571437" text:continue-numbering="true" text:style-name="WWNum5">
        <text:list-item>
          <text:p text:style-name="P57">L’auteur cite-t-iel ses sources ? Y’a-t-il une bibliographie ou des références ?</text:p>
        </text:list-item>
      </text:list>
      <text:p text:style-name="P11"/>
      <text:p text:style-name="P83">L’auteur cite bien c’est source dans une bibliographie située en fin d’article. On y trouve 93 références.</text:p>
      <text:p text:style-name="P11"/>
      <text:list xml:id="list13714414650757" text:continue-numbering="true" text:style-name="WWNum5">
        <text:list-item>
          <text:p text:style-name="P57">Quand mon document a-t-il été publié ? L’information est-elle datée pour mon sujet ?</text:p>
        </text:list-item>
        <text:list-item>
          <text:p text:style-name="P57"/>
        </text:list-item>
      </text:list>
      <text:p text:style-name="P83">Le document a été publié le 1<text:span text:style-name="T37">er</text:span> septembre 1983, l’information est bien datée pour notre sujet.</text:p>
      <text:p text:style-name="P11"/>
      <text:list xml:id="list13713381381309" text:continue-numbering="true" text:style-name="WWNum5">
        <text:list-item>
          <text:p text:style-name="P57">Quel est l’objectif de ce document (éducatif, commercial, informatif, divertissement) ?</text:p>
        </text:list-item>
      </text:list>
      <text:p text:style-name="P11"/>
      <text:p text:style-name="P80"><text:span text:style-name="T22">Ce document critique l’état actuel (en 1983) du débat autour du paradoxe de Fermi. </text:span><text:span text:style-name="T23">L</text:span><text:span text:style-name="T22">’auteur trouve </text:span><text:span text:style-name="T23">que le débat sombre dans un mélange confus d’arguments inappropriés et de non-sequitur. Dans cet article à titre donc éducatif, il tente de décomposer la question de l’intelligence extraterrestre un brique d’éléments logiques qu’il appréhendera les uns après les autres.</text:span></text:p>
      <text:p text:style-name="P11"/>
      <text:list xml:id="list13714220567029" text:continue-numbering="true" text:style-name="WWNum5">
        <text:list-item>
          <text:p text:style-name="P57"><text:soft-page-break/>Quel est le niveau de spécialisation de mon document ?</text:p>
        </text:list-item>
      </text:list>
      <text:p text:style-name="P10"/>
      <text:p text:style-name="P84">Au vu du parcours académique de l’auteur, en lien avec le sujet de l’article, du nombre de sources citées et de la revue dans laquelle il fut publié, le document semble avoir un niveau élevé de spécialis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font-size="12pt" style:font-size-asian="12pt" style:font-name-complex="FreeSans" style:font-family-complex="FreeSans" style:font-family-generic-complex="system" style:font-pitch-complex="variable" fo:hyphenate="false" loext:hyphenation-no-caps="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loext:hyphenation-no-caps="false"/>
    </style:style>
    <style:style style:name="docdata" style:family="paragraph" style:parent-style-name="Standard">
      <style:paragraph-properties fo:margin-top="0.1945in" fo:margin-bottom="0.1945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loext:hyphenation-no-caps="false"/>
    </style:style>
    <style:style style:name="Normal_20__28_Web_29_" style:display-name="Normal (Web)" style:family="paragraph" style:parent-style-name="Standard">
      <style:paragraph-properties fo:margin-top="0.1945in" fo:margin-bottom="0.1945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loext:hyphenation-no-caps="false"/>
    </style:style>
    <style:style style:name="Sans_20_interligne" style:display-name="Sans interligne" style:family="paragraph">
      <style:paragraph-properties fo:orphans="2" fo:widows="2"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En-tête" style:family="paragraph" style:parent-style-name="Standard">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loext:hyphenation-no-caps="false"/>
    </style:style>
    <style:style style:name="Pied_20_de_20_page" style:display-name="Pied de page" style:family="paragraph" style:parent-style-name="Standard">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loext:hyphenation-no-caps="false"/>
    </style:style>
    <style:style style:name="Paragraphe_20_de_20_liste" style:display-name="Paragraphe de liste"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margin-top="0in" fo:margin-bottom="0in" loext:contextual-spacing="false"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in" fo:margin-right="0in" fo:margin-top="0in" fo:margin-bottom="0.1665in" loext:contextual-spacing="false" style:line-height-at-least="0.1665in" fo:text-indent="0in" style:auto-text-indent="false">
        <style:tab-stops/>
      </style:paragraph-properties>
    </style:style>
    <style:style style:name="Police_20_par_20_défaut" style:display-name="Police par défaut" style:family="text"/>
    <style:style style:name="_31_872" style:display-name="1872" style:family="text" style:parent-style-name="Police_20_par_20_défaut"/>
    <style:style style:name="_31_724" style:display-name="1724" style:family="text" style:parent-style-name="Police_20_par_20_défaut"/>
    <style:style style:name="_33_120" style:display-name="3120" style:family="text" style:parent-style-name="Police_20_par_20_défau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_32_530" style:display-name="2530" style:family="text" style:parent-style-name="Police_20_par_20_défaut"/>
    <style:style style:name="_32_599" style:display-name="2599" style:family="text" style:parent-style-name="Police_20_par_20_défaut"/>
    <style:style style:name="uppercase" style:family="text" style:parent-style-name="Police_20_par_20_défaut"/>
    <style:style style:name="Internet_20_link" style:display-name="Internet link"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Accentuation" style:family="text">
      <style:text-properties fo:font-style="italic" style:font-style-asian="italic" style:font-style-complex="italic"/>
    </style:style>
    <style:style style:name="Citation1" style:family="text">
      <style:text-properties fo:font-style="italic" style:font-style-asian="italic" style:font-style-complex="italic"/>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4917in" fo:margin-left="0.9839in" fo:margin-right="1.159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Page <text:span text:style-name="Police_20_par_20_défaut"><text:span text:style-name="MT1"><text:page-number text:select-page="current">8</text:page-number></text:span></text:span><text:s/>sur <text:span text:style-name="Police_20_par_20_défaut"><text:span text:style-name="MT1"><text:page-count>8</text:page-count></text:span></text:span></text:p>
        <text:p text:style-name="Pied_20_de_20_page"/>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BONNETAIN Lorette</meta:initial-creator>
    <meta:creation-date>2021-03-28T18:48:00Z</meta:creation-date>
    <dc:date>2021-03-29T01:35:48.591714596</dc:date>
    <meta:editing-cycles>9</meta:editing-cycles>
    <meta:editing-duration>PT42M17S</meta:editing-duration>
    <meta:document-statistic meta:table-count="3" meta:image-count="0" meta:object-count="0" meta:page-count="8" meta:paragraph-count="179" meta:word-count="2336" meta:character-count="14654" meta:non-whitespace-character-count="12497"/>
    <meta:user-defined meta:name="AppVersion">16.0000</meta:user-defined>
    <meta:user-defined meta:name="Company">Université P &amp; M Cur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gt;&lt;session id="AXZOTw7G"/&gt;&lt;style id="http://www.zotero.org/styles/iso690-numeric-noabstract-fr" hasBibliography="1" bibliographyStyleHasBeenSet="1"/&gt;&lt;prefs&gt;&lt;pref name="fieldType" value="ReferenceMark"/&gt;&lt;/prefs&gt;</meta:user-defined>
    <meta:user-defined meta:name="ZOTERO_PREF_2" meta:value-type="string">&lt;/data&gt;</meta:user-defined>
    <meta:template xlink:type="simple" xlink:actuate="onRequest" xlink:title="" xlink:href="../../../../../../tmp/mozilla_sunitne0/Carnet_de_bord_a_remplir-3-1.odt/Normal"/>
  </office:meta>
</office:document-meta>
</file>